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Calibri" svg:font-family="Calibri" style:font-family-generic="swiss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409in"/>
    </style:style>
    <style:style style:name="co2" style:family="table-column">
      <style:table-column-properties fo:break-before="auto" style:column-width="1.1154in"/>
    </style:style>
    <style:style style:name="co3" style:family="table-column">
      <style:table-column-properties fo:break-before="auto" style:column-width="0.8362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1.211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2646in"/>
    </style:style>
    <style:style style:name="co9" style:family="table-column">
      <style:table-column-properties fo:break-before="auto" style:column-width="1.5543in"/>
    </style:style>
    <style:style style:name="co10" style:family="table-column">
      <style:table-column-properties fo:break-before="auto" style:column-width="1.511in"/>
    </style:style>
    <style:style style:name="co11" style:family="table-column">
      <style:table-column-properties fo:break-before="auto" style:column-width="1.2972in"/>
    </style:style>
    <style:style style:name="co12" style:family="table-column">
      <style:table-column-properties fo:break-before="auto" style:column-width="1.2008in"/>
    </style:style>
    <style:style style:name="co13" style:family="table-column">
      <style:table-column-properties fo:break-before="auto" style:column-width="1.2543in"/>
    </style:style>
    <style:style style:name="co14" style:family="table-column">
      <style:table-column-properties fo:break-before="auto" style:column-width="1.7618in"/>
    </style:style>
    <style:style style:name="co15" style:family="table-column">
      <style:table-column-properties fo:break-before="auto" style:column-width="2.0154in"/>
    </style:style>
    <style:style style:name="co16" style:family="table-column">
      <style:table-column-properties fo:break-before="auto" style:column-width="1.4154in"/>
    </style:style>
    <style:style style:name="co17" style:family="table-column">
      <style:table-column-properties fo:break-before="auto" style:column-width="1.0398in"/>
    </style:style>
    <style:style style:name="co18" style:family="table-column">
      <style:table-column-properties fo:break-before="auto" style:column-width="1.372in"/>
    </style:style>
    <style:style style:name="co19" style:family="table-column">
      <style:table-column-properties fo:break-before="auto" style:column-width="1.425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47">
      <style:table-cell-properties fo:border-bottom="0.06pt solid #000000" fo:wrap-option="wrap" fo:border-left="none" fo:border-right="none" fo:border-top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47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06pt solid #000000" fo:wrap-option="wrap" fo:border-left="none" fo:border-right="none" fo:border-top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non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map style:condition="cell-content()&gt;0" style:apply-style-name="Good" style:base-cell-address="Sheet1.D5"/>
      <style:map style:condition="cell-content()&lt;0" style:apply-style-name="Bad" style:base-cell-address="Sheet1.D5"/>
    </style:style>
    <style:style style:name="ce13" style:family="table-cell" style:parent-style-name="Default">
      <style:table-cell-properties fo:border="none"/>
      <style:map style:condition="cell-content()&gt;0" style:apply-style-name="Good" style:base-cell-address="Sheet1.D5"/>
      <style:map style:condition="cell-content()&lt;0" style:apply-style-name="Bad" style:base-cell-address="Sheet1.D5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language="en" fo:country="US" style:language-asian="zh" style:country-asian="CN" style:language-complex="hi" style:country-complex="IN" style:font-name-asian="Noto Sans CJK SC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int-ranges="Sheet1.A1:Sheet1.AMJ1048576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2" table:number-columns-repeated="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" table:number-columns-repeated="960" table:default-cell-style-name="Default"/>
        <table:table-row table:style-name="ro1">
          <table:table-cell table:number-columns-repeated="2"/>
          <table:table-cell table:style-name="ce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Comments</text:p>
          </table:table-cell>
          <table:table-cell table:style-name="ce3"/>
          <table:table-cell table:style-name="ce8" office:value-type="string" calcext:value-type="string" table:number-columns-spanned="2" table:number-rows-spanned="1">
            <text:p>MSSubClass (partial)</text:p>
          </table:table-cell>
          <table:covered-table-cell table:style-name="ce7"/>
          <table:table-cell table:style-name="ce14" office:value-type="string" calcext:value-type="string" table:number-columns-spanned="2" table:number-rows-spanned="1">
            <text:p>MSZoning</text:p>
          </table:table-cell>
          <table:covered-table-cell/>
          <table:table-cell table:style-name="ce8" office:value-type="string" calcext:value-type="string" table:number-columns-spanned="2" table:number-rows-spanned="1">
            <text:p>MSSubClass (full split)</text:p>
          </table:table-cell>
          <table:covered-table-cell/>
          <table:table-cell table:style-name="ce8" office:value-type="string" calcext:value-type="string" table:number-columns-spanned="2" table:number-rows-spanned="1">
            <text:p>LotFrontage (mean na)</text:p>
          </table:table-cell>
          <table:covered-table-cell/>
          <table:table-cell table:style-name="ce8" office:value-type="string" calcext:value-type="string" table:number-columns-spanned="2" table:number-rows-spanned="1">
            <text:p>LotFrontage (zero na)</text:p>
          </table:table-cell>
          <table:covered-table-cell/>
          <table:table-cell table:style-name="ce14" office:value-type="string" calcext:value-type="string" table:number-columns-spanned="2" table:number-rows-spanned="1">
            <text:p>Street (dummies)</text:p>
          </table:table-cell>
          <table:covered-table-cell/>
          <table:table-cell table:style-name="ce14" office:value-type="string" calcext:value-type="string" table:number-columns-spanned="2" table:number-rows-spanned="1">
            <text:p>Street (label encoder)</text:p>
          </table:table-cell>
          <table:covered-table-cell/>
          <table:table-cell table:style-name="ce14" office:value-type="string" calcext:value-type="string" table:number-columns-spanned="2" table:number-rows-spanned="1">
            <text:p>Alley (label encoder)</text:p>
          </table:table-cell>
          <table:covered-table-cell/>
          <table:table-cell table:style-name="ce16" office:value-type="string" calcext:value-type="string" table:number-columns-spanned="2" table:number-rows-spanned="1">
            <text:p><text:span text:style-name="T1">LotShape</text:span><text:span text:style-name="T2"> (label encoder)</text:span></text:p>
          </table:table-cell>
          <table:covered-table-cell/>
          <table:table-cell table:style-name="ce16" office:value-type="string" calcext:value-type="string" table:number-columns-spanned="2" table:number-rows-spanned="1">
            <text:p>Land Contour (label encoder)</text:p>
          </table:table-cell>
          <table:covered-table-cell/>
          <table:table-cell table:style-name="ce14" office:value-type="string" calcext:value-type="string" table:number-columns-spanned="2" table:number-rows-spanned="1">
            <text:p>Utilities (removed)</text:p>
          </table:table-cell>
          <table:covered-table-cell/>
          <table:table-cell office:value-type="string" calcext:value-type="string">
            <text:p>Lot Config (label encoder)</text:p>
          </table:table-cell>
          <table:table-cell/>
          <table:table-cell table:style-name="ce16" office:value-type="string" calcext:value-type="string" table:number-columns-spanned="2" table:number-rows-spanned="1">
            <text:p>LandSlope (label encoder)</text:p>
          </table:table-cell>
          <table:covered-table-cell/>
          <table:table-cell table:style-name="ce17" office:value-type="string" calcext:value-type="string" table:number-columns-spanned="2" table:number-rows-spanned="1">
            <text:p>Neighborhood</text:p>
          </table:table-cell>
          <table:covered-table-cell/>
          <table:table-cell table:style-name="ce14" office:value-type="string" calcext:value-type="string" table:number-columns-spanned="2" table:number-rows-spanned="1">
            <text:p>Condition 1 (label encoder)</text:p>
          </table:table-cell>
          <table:covered-table-cell/>
          <table:table-cell table:style-name="ce14" office:value-type="string" calcext:value-type="string" table:number-columns-spanned="2" table:number-rows-spanned="1">
            <text:p>Condition 2 (label encoder)</text:p>
          </table:table-cell>
          <table:covered-table-cell/>
          <table:table-cell table:style-name="ce16" office:value-type="string" calcext:value-type="string" table:number-columns-spanned="2" table:number-rows-spanned="1">
            <text:p>BldgType (label encoder)</text:p>
          </table:table-cell>
          <table:covered-table-cell/>
          <table:table-cell table:style-name="ce14" office:value-type="string" calcext:value-type="string" table:number-columns-spanned="2" table:number-rows-spanned="1">
            <text:p>HouseStyle (custom split)</text:p>
          </table:table-cell>
          <table:covered-table-cell/>
          <table:table-cell office:value-type="string" calcext:value-type="string">
            <text:p>OverallQual (label encoder)</text:p>
          </table:table-cell>
          <table:table-cell/>
          <table:table-cell table:style-name="ce14" office:value-type="string" calcext:value-type="string" table:number-columns-spanned="2" table:number-rows-spanned="1">
            <text:p>OverallCond (label encoder)</text:p>
          </table:table-cell>
          <table:covered-table-cell/>
          <table:table-cell table:style-name="ce14" office:value-type="string" calcext:value-type="string" table:number-columns-spanned="2" table:number-rows-spanned="1">
            <text:p>Year Built (mean normalized)</text:p>
          </table:table-cell>
          <table:covered-table-cell/>
          <table:table-cell table:style-name="ce14" office:value-type="string" calcext:value-type="string" table:number-columns-spanned="2" table:number-rows-spanned="1">
            <text:p>YearRemodAdd (mean normalized)</text:p>
          </table:table-cell>
          <table:covered-table-cell/>
          <table:table-cell office:value-type="string" calcext:value-type="string">
            <text:p>RoofStyle (label encoder)</text:p>
          </table:table-cell>
          <table:table-cell/>
          <table:table-cell office:value-type="string" calcext:value-type="string">
            <text:p>RoofMatl (label encoder)</text:p>
          </table:table-cell>
          <table:table-cell/>
          <table:table-cell table:style-name="ce14" office:value-type="string" calcext:value-type="string" table:number-columns-spanned="2" table:number-rows-spanned="1">
            <text:p>Exterior1st (label encoder)</text:p>
          </table:table-cell>
          <table:covered-table-cell/>
          <table:table-cell table:style-name="ce14" office:value-type="string" calcext:value-type="string" table:number-columns-spanned="2" table:number-rows-spanned="1">
            <text:p>Exterior2nd (label encoder)</text:p>
          </table:table-cell>
          <table:covered-table-cell/>
          <table:table-cell office:value-type="string" calcext:value-type="string">
            <text:p>MasVnrType (label encoder)</text:p>
          </table:table-cell>
          <table:table-cell/>
          <table:table-cell table:style-name="ce14" office:value-type="string" calcext:value-type="string" table:number-columns-spanned="2" table:number-rows-spanned="1">
            <text:p>MasVnrArea</text:p>
          </table:table-cell>
          <table:covered-table-cell/>
          <table:table-cell table:style-name="ce14" office:value-type="string" calcext:value-type="string" table:number-columns-spanned="2" table:number-rows-spanned="1">
            <text:p>ExterQual (label encoder)</text:p>
          </table:table-cell>
          <table:covered-table-cell/>
          <table:table-cell table:style-name="ce14" office:value-type="string" calcext:value-type="string" table:number-columns-spanned="2" table:number-rows-spanned="1">
            <text:p>ExterCond (label encoder)</text:p>
          </table:table-cell>
          <table:covered-table-cell/>
          <table:table-cell table:style-name="ce14" office:value-type="string" calcext:value-type="string" table:number-columns-spanned="2" table:number-rows-spanned="1">
            <text:p>Foundation (label encoder)</text:p>
          </table:table-cell>
          <table:covered-table-cell/>
          <table:table-cell table:number-columns-repeated="960"/>
        </table:table-row>
        <table:table-row table:style-name="ro1">
          <table:table-cell office:value-type="string" calcext:value-type="string">
            <text:p>Run</text:p>
          </table:table-cell>
          <table:table-cell table:style-name="ce3" office:value-type="string" calcext:value-type="string">
            <text:p>Original</text:p>
          </table:table-cell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4"/>
          <table:table-cell table:style-name="ce9"/>
          <table:table-cell table:style-name="ce9" office:value-type="string" calcext:value-type="string">
            <text:p>diff</text:p>
          </table:table-cell>
          <table:table-cell/>
          <table:table-cell table:style-name="ce9" office:value-type="string" calcext:value-type="string">
            <text:p>diff</text:p>
          </table:table-cell>
          <table:table-cell/>
          <table:table-cell table:style-name="ce9" office:value-type="string" calcext:value-type="string">
            <text:p>diff</text:p>
          </table:table-cell>
          <table:table-cell/>
          <table:table-cell table:style-name="ce9" office:value-type="string" calcext:value-type="string">
            <text:p>diff</text:p>
          </table:table-cell>
          <table:table-cell/>
          <table:table-cell table:style-name="ce9" office:value-type="string" calcext:value-type="string">
            <text:p>diff</text:p>
          </table:table-cell>
          <table:table-cell/>
          <table:table-cell table:style-name="ce9" office:value-type="string" calcext:value-type="string">
            <text:p>diff</text:p>
          </table:table-cell>
          <table:table-cell/>
          <table:table-cell table:style-name="ce9" office:value-type="string" calcext:value-type="string">
            <text:p>diff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Linear Regression</text:p>
          </table:table-cell>
          <table:table-cell table:style-name="ce5" office:value-type="float" office:value="0.152941" calcext:value-type="float">
            <text:p>0.152941</text:p>
          </table:table-cell>
          <table:table-cell table:style-name="ce10" office:value-type="float" office:value="0.153212" calcext:value-type="float">
            <text:p>0.153212</text:p>
          </table:table-cell>
          <table:table-cell table:style-name="ce12" table:formula="of:=[.B5]-[.C5]" office:value-type="float" office:value="-0.000270999999999993" calcext:value-type="float">
            <text:p>-0.000271</text:p>
          </table:table-cell>
          <table:table-cell table:style-name="ce10" office:value-type="float" office:value="0.145682" calcext:value-type="float">
            <text:p>0.145682</text:p>
          </table:table-cell>
          <table:table-cell table:style-name="ce12" table:formula="of:=[.B5]-[.E5]" office:value-type="float" office:value="0.00725899999999999" calcext:value-type="float">
            <text:p>0.007259</text:p>
          </table:table-cell>
          <table:table-cell table:style-name="ce10" office:value-type="float" office:value="0.144645" calcext:value-type="float">
            <text:p>0.144645</text:p>
          </table:table-cell>
          <table:table-cell table:style-name="ce12" table:formula="of:=[.E5]-[.G5]" office:value-type="float" office:value="0.00103700000000001" calcext:value-type="float">
            <text:p>0.001037</text:p>
          </table:table-cell>
          <table:table-cell table:style-name="ce10" office:value-type="float" office:value="0.144446" calcext:value-type="float">
            <text:p>0.144446</text:p>
          </table:table-cell>
          <table:table-cell table:style-name="ce12" table:formula="of:=[.G5]-[.I5]" office:value-type="float" office:value="0.000199000000000005" calcext:value-type="float">
            <text:p>0.000199</text:p>
          </table:table-cell>
          <table:table-cell table:style-name="ce10" office:value-type="float" office:value="0.143738" calcext:value-type="float">
            <text:p>0.143738</text:p>
          </table:table-cell>
          <table:table-cell table:style-name="ce12" table:formula="of:=[.I5]-[.K5]" office:value-type="float" office:value="0.000707999999999986" calcext:value-type="float">
            <text:p>0.000708</text:p>
          </table:table-cell>
          <table:table-cell table:style-name="ce15" office:value-type="float" office:value="0.143622" calcext:value-type="float">
            <text:p>0.143622</text:p>
          </table:table-cell>
          <table:table-cell table:style-name="ce12" table:formula="of:=[.K5]-[.M5]" office:value-type="float" office:value="0.000116000000000005" calcext:value-type="float">
            <text:p>0.000116</text:p>
          </table:table-cell>
          <table:table-cell table:style-name="ce15" office:value-type="float" office:value="0.143622" calcext:value-type="float">
            <text:p>0.143622</text:p>
          </table:table-cell>
          <table:table-cell table:style-name="ce12" table:formula="of:=[.M5]-[.O5]" office:value-type="float" office:value="0" calcext:value-type="float">
            <text:p>0</text:p>
          </table:table-cell>
          <table:table-cell table:style-name="ce15" office:value-type="float" office:value="0.143434" calcext:value-type="float">
            <text:p>0.143434</text:p>
          </table:table-cell>
          <table:table-cell table:style-name="ce12" table:formula="of:=[.O5]-[.Q5]" office:value-type="float" office:value="0.000187999999999994" calcext:value-type="float">
            <text:p>0.000188</text:p>
          </table:table-cell>
          <table:table-cell table:style-name="ce15" office:value-type="float" office:value="0.143212" calcext:value-type="float">
            <text:p>0.143212</text:p>
          </table:table-cell>
          <table:table-cell table:style-name="ce12" table:formula="of:=[.Q5]-[.S5]" office:value-type="float" office:value="0.000222" calcext:value-type="float">
            <text:p>0.000222</text:p>
          </table:table-cell>
          <table:table-cell table:style-name="ce15" office:value-type="float" office:value="0.143146" calcext:value-type="float">
            <text:p>0.143146</text:p>
          </table:table-cell>
          <table:table-cell table:style-name="ce12" table:formula="of:=[.S5]-[.U5]" office:value-type="float" office:value="0.0000660000000000105" calcext:value-type="float">
            <text:p>6.60000000000105E-05</text:p>
          </table:table-cell>
          <table:table-cell table:style-name="ce15" office:value-type="float" office:value="0.143146" calcext:value-type="float">
            <text:p>0.143146</text:p>
          </table:table-cell>
          <table:table-cell table:style-name="ce12" table:formula="of:=[.U5]-[.W5]" office:value-type="float" office:value="0" calcext:value-type="float">
            <text:p>0</text:p>
          </table:table-cell>
          <table:table-cell table:style-name="ce15" office:value-type="float" office:value="0.143157" calcext:value-type="float">
            <text:p>0.143157</text:p>
          </table:table-cell>
          <table:table-cell table:style-name="ce12" table:formula="of:=[.W5]-[.Y5]" office:value-type="float" office:value="-0.000011000000000011" calcext:value-type="float">
            <text:p>-1.1000000000011E-05</text:p>
          </table:table-cell>
          <table:table-cell table:style-name="ce15" office:value-type="float" office:value="0.143473" calcext:value-type="float">
            <text:p>0.143473</text:p>
          </table:table-cell>
          <table:table-cell table:style-name="ce12" table:formula="of:=[.Y5]-[.AA5]" office:value-type="float" office:value="-0.000315999999999983" calcext:value-type="float">
            <text:p>-0.000316</text:p>
          </table:table-cell>
          <table:table-cell table:style-name="ce15" office:value-type="float" office:value="0.134192" calcext:value-type="float">
            <text:p>0.134192</text:p>
          </table:table-cell>
          <table:table-cell table:style-name="ce12" table:formula="of:=[.AA5]-[.AC5]" office:value-type="float" office:value="0.00928099999999998" calcext:value-type="float">
            <text:p>0.009281</text:p>
          </table:table-cell>
          <table:table-cell table:style-name="ce15" office:value-type="float" office:value="0.134165" calcext:value-type="float">
            <text:p>0.134165</text:p>
          </table:table-cell>
          <table:table-cell table:style-name="ce12" table:formula="of:=[.AC5]-[.AE5]" office:value-type="float" office:value="0.0000269999999999992" calcext:value-type="float">
            <text:p>2.69999999999992E-05</text:p>
          </table:table-cell>
          <table:table-cell table:style-name="ce15" office:value-type="float" office:value="0.13359" calcext:value-type="float">
            <text:p>0.13359</text:p>
          </table:table-cell>
          <table:table-cell table:style-name="ce12" table:formula="of:=[.AE5]-[.AG5]" office:value-type="float" office:value="0.00057500000000002" calcext:value-type="float">
            <text:p>0.000575</text:p>
          </table:table-cell>
          <table:table-cell table:style-name="ce15" office:value-type="float" office:value="0.133576" calcext:value-type="float">
            <text:p>0.133576</text:p>
          </table:table-cell>
          <table:table-cell table:style-name="ce12" table:formula="of:=[.AG5]-[.AI5]" office:value-type="float" office:value="0.0000139999999999862" calcext:value-type="float">
            <text:p>1.39999999999862E-05</text:p>
          </table:table-cell>
          <table:table-cell table:style-name="ce15" office:value-type="float" office:value="0.133249" calcext:value-type="float">
            <text:p>0.133249</text:p>
          </table:table-cell>
          <table:table-cell table:style-name="ce12" table:formula="of:=[.AI5]-[.AK5]" office:value-type="float" office:value="0.000326999999999994" calcext:value-type="float">
            <text:p>0.000327</text:p>
          </table:table-cell>
          <table:table-cell table:style-name="ce15" office:value-type="float" office:value="0.133249" calcext:value-type="float">
            <text:p>0.133249</text:p>
          </table:table-cell>
          <table:table-cell table:style-name="ce12" table:formula="of:=[.AK5]-[.AM5]" office:value-type="float" office:value="0" calcext:value-type="float">
            <text:p>0</text:p>
          </table:table-cell>
          <table:table-cell table:style-name="ce15" office:value-type="float" office:value="0.133249" calcext:value-type="float">
            <text:p>0.133249</text:p>
          </table:table-cell>
          <table:table-cell table:style-name="ce12" table:formula="of:=[.AM5]-[.AO5]" office:value-type="float" office:value="0" calcext:value-type="float">
            <text:p>0</text:p>
          </table:table-cell>
          <table:table-cell table:style-name="ce15" office:value-type="float" office:value="0.133249" calcext:value-type="float">
            <text:p>0.133249</text:p>
          </table:table-cell>
          <table:table-cell table:style-name="ce12" table:formula="of:=[.AO5]-[.AQ5]" office:value-type="float" office:value="0" calcext:value-type="float">
            <text:p>0</text:p>
          </table:table-cell>
          <table:table-cell table:style-name="ce15" office:value-type="float" office:value="0.133249" calcext:value-type="float">
            <text:p>0.133249</text:p>
          </table:table-cell>
          <table:table-cell table:style-name="ce12" table:formula="of:=[.AQ5]-[.AS5]" office:value-type="float" office:value="0" calcext:value-type="float">
            <text:p>0</text:p>
          </table:table-cell>
          <table:table-cell table:style-name="ce15" office:value-type="float" office:value="0.133064" calcext:value-type="float">
            <text:p>0.133064</text:p>
          </table:table-cell>
          <table:table-cell table:style-name="ce12" table:formula="of:=[.AS5]-[.AU5]" office:value-type="float" office:value="0.000185000000000018" calcext:value-type="float">
            <text:p>0.000185</text:p>
          </table:table-cell>
          <table:table-cell table:style-name="ce15" office:value-type="float" office:value="0.13314" calcext:value-type="float">
            <text:p>0.13314</text:p>
          </table:table-cell>
          <table:table-cell table:style-name="ce12" table:formula="of:=[.AU5]-[.AW5]" office:value-type="float" office:value="-0.0000759999999999927" calcext:value-type="float">
            <text:p>-7.59999999999927E-05</text:p>
          </table:table-cell>
          <table:table-cell table:style-name="ce15" office:value-type="float" office:value="0.133567" calcext:value-type="float">
            <text:p>0.133567</text:p>
          </table:table-cell>
          <table:table-cell table:style-name="ce12" table:formula="of:=[.AW5]-[.AY5]" office:value-type="float" office:value="-0.000427000000000011" calcext:value-type="float">
            <text:p>-0.000427</text:p>
          </table:table-cell>
          <table:table-cell table:style-name="ce15" office:value-type="float" office:value="0.133957" calcext:value-type="float">
            <text:p>0.133957</text:p>
          </table:table-cell>
          <table:table-cell table:style-name="ce12" table:formula="of:=[.AY5]-[.BA5]" office:value-type="float" office:value="-0.000390000000000001" calcext:value-type="float">
            <text:p>-0.00039</text:p>
          </table:table-cell>
          <table:table-cell table:style-name="ce15" office:value-type="float" office:value="0.133064" calcext:value-type="float">
            <text:p>0.133064</text:p>
          </table:table-cell>
          <table:table-cell table:style-name="ce12" table:formula="of:=[.BA5]-[.BC5]" office:value-type="float" office:value="0.000893000000000005" calcext:value-type="float">
            <text:p>0.000893</text:p>
          </table:table-cell>
          <table:table-cell table:style-name="ce15" office:value-type="float" office:value="0.133053" calcext:value-type="float">
            <text:p>0.133053</text:p>
          </table:table-cell>
          <table:table-cell table:style-name="ce12" table:formula="of:=[.BC5]-[.BE5]" office:value-type="float" office:value="0.0000109999999999832" calcext:value-type="float">
            <text:p>1.09999999999832E-05</text:p>
          </table:table-cell>
          <table:table-cell table:style-name="ce15" office:value-type="float" office:value="0.133117" calcext:value-type="float">
            <text:p>0.133117</text:p>
          </table:table-cell>
          <table:table-cell table:style-name="ce12" table:formula="of:=[.BE5]-[.BG5]" office:value-type="float" office:value="-0.0000639999999999807" calcext:value-type="float">
            <text:p>-6.39999999999807E-05</text:p>
          </table:table-cell>
          <table:table-cell table:style-name="ce15" office:value-type="float" office:value="0.132811" calcext:value-type="float">
            <text:p>0.132811</text:p>
          </table:table-cell>
          <table:table-cell table:style-name="ce12" table:formula="of:=[.BG5]-[.BI5]" office:value-type="float" office:value="0.000306000000000001" calcext:value-type="float">
            <text:p>0.000306</text:p>
          </table:table-cell>
          <table:table-cell table:style-name="ce18"/>
          <table:table-cell table:style-name="ce12" table:formula="of:=[.BI5]-[.BK5]" office:value-type="float" office:value="0.132811" calcext:value-type="float">
            <text:p>0.132811</text:p>
          </table:table-cell>
          <table:table-cell table:style-name="ce18" table:number-columns-repeated="959"/>
          <table:table-cell table:style-name="ce19"/>
        </table:table-row>
        <table:table-row table:style-name="ro2">
          <table:table-cell office:value-type="string" calcext:value-type="string">
            <text:p>Ridge Grid</text:p>
          </table:table-cell>
          <table:table-cell table:style-name="ce6" office:value-type="float" office:value="0.939499" calcext:value-type="float">
            <text:p>0.939499</text:p>
          </table:table-cell>
          <table:table-cell table:style-name="ce11" office:value-type="float" office:value="0.940777" calcext:value-type="float">
            <text:p>0.940777</text:p>
          </table:table-cell>
          <table:table-cell table:style-name="ce13" table:formula="of:=[.B6]-[.C6]" office:value-type="float" office:value="-0.001278" calcext:value-type="float">
            <text:p>-0.001278</text:p>
          </table:table-cell>
          <table:table-cell table:style-name="ce15" office:value-type="float" office:value="0.939691" calcext:value-type="float">
            <text:p>0.939691</text:p>
          </table:table-cell>
          <table:table-cell table:style-name="ce13" table:formula="of:=[.B6]-[.E6]" office:value-type="float" office:value="-0.00019199999999997" calcext:value-type="float">
            <text:p>-0.000192</text:p>
          </table:table-cell>
          <table:table-cell table:style-name="ce15" office:value-type="float" office:value="0.93938" calcext:value-type="float">
            <text:p>0.93938</text:p>
          </table:table-cell>
          <table:table-cell table:style-name="ce13" table:formula="of:=[.E6]-[.G6]" office:value-type="float" office:value="0.00031099999999995" calcext:value-type="float">
            <text:p>0.000311</text:p>
          </table:table-cell>
          <table:table-cell table:style-name="ce15" office:value-type="float" office:value="0.938914" calcext:value-type="float">
            <text:p>0.938914</text:p>
          </table:table-cell>
          <table:table-cell table:style-name="ce13" table:formula="of:=[.G6]-[.I6]" office:value-type="float" office:value="0.000466000000000077" calcext:value-type="float">
            <text:p>0.000466</text:p>
          </table:table-cell>
          <table:table-cell table:style-name="ce15" office:value-type="float" office:value="0.939139" calcext:value-type="float">
            <text:p>0.939139</text:p>
          </table:table-cell>
          <table:table-cell table:style-name="ce13" table:formula="of:=[.I6]-[.K6]" office:value-type="float" office:value="-0.000225000000000031" calcext:value-type="float">
            <text:p>-0.000225</text:p>
          </table:table-cell>
          <table:table-cell table:style-name="ce15" office:value-type="float" office:value="0.939307" calcext:value-type="float">
            <text:p>0.939307</text:p>
          </table:table-cell>
          <table:table-cell table:style-name="ce13" table:formula="of:=[.K6]-[.M6]" office:value-type="float" office:value="-0.000168000000000057" calcext:value-type="float">
            <text:p>-0.000168</text:p>
          </table:table-cell>
          <table:table-cell table:style-name="ce15" office:value-type="float" office:value="0.939307" calcext:value-type="float">
            <text:p>0.939307</text:p>
          </table:table-cell>
          <table:table-cell table:style-name="ce13" table:formula="of:=[.M6]-[.O6]" office:value-type="float" office:value="0" calcext:value-type="float">
            <text:p>0</text:p>
          </table:table-cell>
          <table:table-cell table:style-name="ce15" office:value-type="float" office:value="0.938954" calcext:value-type="float">
            <text:p>0.938954</text:p>
          </table:table-cell>
          <table:table-cell table:style-name="ce13" table:formula="of:=[.O6]-[.Q6]" office:value-type="float" office:value="0.000353000000000048" calcext:value-type="float">
            <text:p>0.000353</text:p>
          </table:table-cell>
          <table:table-cell table:style-name="ce15" office:value-type="float" office:value="0.938932" calcext:value-type="float">
            <text:p>0.938932</text:p>
          </table:table-cell>
          <table:table-cell table:style-name="ce13" table:formula="of:=[.Q6]-[.S6]" office:value-type="float" office:value="0.0000219999999999665" calcext:value-type="float">
            <text:p>2.19999999999665E-05</text:p>
          </table:table-cell>
          <table:table-cell table:style-name="ce15" office:value-type="float" office:value="0.938695" calcext:value-type="float">
            <text:p>0.938695</text:p>
          </table:table-cell>
          <table:table-cell table:style-name="ce13" table:formula="of:=[.S6]-[.U6]" office:value-type="float" office:value="0.000237000000000043" calcext:value-type="float">
            <text:p>0.000237</text:p>
          </table:table-cell>
          <table:table-cell table:style-name="ce15" office:value-type="float" office:value="0.938695" calcext:value-type="float">
            <text:p>0.938695</text:p>
          </table:table-cell>
          <table:table-cell table:style-name="ce13" table:formula="of:=[.U6]-[.W6]" office:value-type="float" office:value="0" calcext:value-type="float">
            <text:p>0</text:p>
          </table:table-cell>
          <table:table-cell table:style-name="ce15" office:value-type="float" office:value="0.938384" calcext:value-type="float">
            <text:p>0.938384</text:p>
          </table:table-cell>
          <table:table-cell table:style-name="ce13" table:formula="of:=[.W6]-[.Y6]" office:value-type="float" office:value="0.00031099999999995" calcext:value-type="float">
            <text:p>0.000311</text:p>
          </table:table-cell>
          <table:table-cell table:style-name="ce15" office:value-type="float" office:value="0.939529" calcext:value-type="float">
            <text:p>0.939529</text:p>
          </table:table-cell>
          <table:table-cell table:style-name="ce13" table:formula="of:=[.Y6]-[.AA6]" office:value-type="float" office:value="-0.00114499999999995" calcext:value-type="float">
            <text:p>-0.001145</text:p>
          </table:table-cell>
          <table:table-cell table:style-name="ce15" office:value-type="float" office:value="0.947362" calcext:value-type="float">
            <text:p>0.947362</text:p>
          </table:table-cell>
          <table:table-cell table:style-name="ce13" table:formula="of:=[.AA6]-[.AC6]" office:value-type="float" office:value="-0.00783299999999998" calcext:value-type="float">
            <text:p>-0.007833</text:p>
          </table:table-cell>
          <table:table-cell table:style-name="ce15" office:value-type="float" office:value="0.947045" calcext:value-type="float">
            <text:p>0.947045</text:p>
          </table:table-cell>
          <table:table-cell table:style-name="ce13" table:formula="of:=[.AC6]-[.AE6]" office:value-type="float" office:value="0.000317000000000012" calcext:value-type="float">
            <text:p>0.000317</text:p>
          </table:table-cell>
          <table:table-cell table:style-name="ce15" office:value-type="float" office:value="0.94576" calcext:value-type="float">
            <text:p>0.94576</text:p>
          </table:table-cell>
          <table:table-cell table:style-name="ce13" table:formula="of:=[.AE6]-[.AG6]" office:value-type="float" office:value="0.00128499999999998" calcext:value-type="float">
            <text:p>0.001285</text:p>
          </table:table-cell>
          <table:table-cell table:style-name="ce15" office:value-type="float" office:value="0.945659" calcext:value-type="float">
            <text:p>0.945659</text:p>
          </table:table-cell>
          <table:table-cell table:style-name="ce13" table:formula="of:=[.AG6]-[.AI6]" office:value-type="float" office:value="0.000101000000000018" calcext:value-type="float">
            <text:p>0.000101</text:p>
          </table:table-cell>
          <table:table-cell table:style-name="ce15" office:value-type="float" office:value="0.945048" calcext:value-type="float">
            <text:p>0.945048</text:p>
          </table:table-cell>
          <table:table-cell table:style-name="ce13" table:formula="of:=[.AI6]-[.AK6]" office:value-type="float" office:value="0.000610999999999917" calcext:value-type="float">
            <text:p>0.000611</text:p>
          </table:table-cell>
          <table:table-cell table:style-name="ce15" office:value-type="float" office:value="0.945048" calcext:value-type="float">
            <text:p>0.945048</text:p>
          </table:table-cell>
          <table:table-cell table:style-name="ce13" table:formula="of:=[.AK6]-[.AM6]" office:value-type="float" office:value="0" calcext:value-type="float">
            <text:p>0</text:p>
          </table:table-cell>
          <table:table-cell table:style-name="ce15" office:value-type="float" office:value="0.945048" calcext:value-type="float">
            <text:p>0.945048</text:p>
          </table:table-cell>
          <table:table-cell table:style-name="ce13" table:formula="of:=[.AM6]-[.AO6]" office:value-type="float" office:value="0" calcext:value-type="float">
            <text:p>0</text:p>
          </table:table-cell>
          <table:table-cell table:style-name="ce15" office:value-type="float" office:value="0.945069" calcext:value-type="float">
            <text:p>0.945069</text:p>
          </table:table-cell>
          <table:table-cell table:style-name="ce13" table:formula="of:=[.AO6]-[.AQ6]" office:value-type="float" office:value="-0.0000209999999999377" calcext:value-type="float">
            <text:p>-2.09999999999377E-05</text:p>
          </table:table-cell>
          <table:table-cell table:style-name="ce15" office:value-type="float" office:value="0.945073" calcext:value-type="float">
            <text:p>0.945073</text:p>
          </table:table-cell>
          <table:table-cell table:style-name="ce13" table:formula="of:=[.AQ6]-[.AS6]" office:value-type="float" office:value="-0.000004000000000004" calcext:value-type="float">
            <text:p>-4.000000000004E-06</text:p>
          </table:table-cell>
          <table:table-cell table:style-name="ce15" office:value-type="float" office:value="0.944988" calcext:value-type="float">
            <text:p>0.944988</text:p>
          </table:table-cell>
          <table:table-cell table:style-name="ce13" table:formula="of:=[.AS6]-[.AU6]" office:value-type="float" office:value="0.0000850000000000017" calcext:value-type="float">
            <text:p>8.50000000000017E-05</text:p>
          </table:table-cell>
          <table:table-cell table:style-name="ce15" office:value-type="float" office:value="0.944825" calcext:value-type="float">
            <text:p>0.944825</text:p>
          </table:table-cell>
          <table:table-cell table:style-name="ce13" table:formula="of:=[.AU6]-[.AW6]" office:value-type="float" office:value="0.000163000000000024" calcext:value-type="float">
            <text:p>0.000163</text:p>
          </table:table-cell>
          <table:table-cell table:style-name="ce15" office:value-type="float" office:value="0.944873" calcext:value-type="float">
            <text:p>0.944873</text:p>
          </table:table-cell>
          <table:table-cell table:style-name="ce13" table:formula="of:=[.AW6]-[.AY6]" office:value-type="float" office:value="-0.000048000000000048" calcext:value-type="float">
            <text:p>-4.8000000000048E-05</text:p>
          </table:table-cell>
          <table:table-cell table:style-name="ce15" office:value-type="float" office:value="0.944785" calcext:value-type="float">
            <text:p>0.944785</text:p>
          </table:table-cell>
          <table:table-cell table:style-name="ce13" table:formula="of:=[.AY6]-[.BA6]" office:value-type="float" office:value="0.000087999999999977" calcext:value-type="float">
            <text:p>8.7999999999977E-05</text:p>
          </table:table-cell>
          <table:table-cell table:style-name="ce15" office:value-type="float" office:value="0.944988" calcext:value-type="float">
            <text:p>0.944988</text:p>
          </table:table-cell>
          <table:table-cell table:style-name="ce13" table:formula="of:=[.BA6]-[.BC6]" office:value-type="float" office:value="-0.000202999999999953" calcext:value-type="float">
            <text:p>-0.000203</text:p>
          </table:table-cell>
          <table:table-cell table:style-name="ce15" office:value-type="float" office:value="0.944847" calcext:value-type="float">
            <text:p>0.944847</text:p>
          </table:table-cell>
          <table:table-cell table:style-name="ce13" table:formula="of:=[.BC6]-[.BE6]" office:value-type="float" office:value="0.000140999999999947" calcext:value-type="float">
            <text:p>0.000141</text:p>
          </table:table-cell>
          <table:table-cell table:style-name="ce15" office:value-type="float" office:value="0.944654" calcext:value-type="float">
            <text:p>0.944654</text:p>
          </table:table-cell>
          <table:table-cell table:style-name="ce13" table:formula="of:=[.BE6]-[.BG6]" office:value-type="float" office:value="0.000192999999999999" calcext:value-type="float">
            <text:p>0.000193</text:p>
          </table:table-cell>
          <table:table-cell table:style-name="ce15" office:value-type="float" office:value="0.944547" calcext:value-type="float">
            <text:p>0.944547</text:p>
          </table:table-cell>
          <table:table-cell table:style-name="ce13" table:formula="of:=[.BG6]-[.BI6]" office:value-type="float" office:value="0.000107000000000079" calcext:value-type="float">
            <text:p>0.000107</text:p>
          </table:table-cell>
          <table:table-cell/>
          <table:table-cell table:style-name="ce13" table:formula="of:=[.BI6]-[.BK6]" office:value-type="float" office:value="0.944547" calcext:value-type="float">
            <text:p>0.944547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Ridge</text:p>
          </table:table-cell>
          <table:table-cell table:style-name="ce6" office:value-type="float" office:value="0.152941" calcext:value-type="float">
            <text:p>0.152941</text:p>
          </table:table-cell>
          <table:table-cell table:style-name="ce11" office:value-type="float" office:value="0.153212" calcext:value-type="float">
            <text:p>0.153212</text:p>
          </table:table-cell>
          <table:table-cell table:style-name="ce13" table:formula="of:=[.B7]-[.C7]" office:value-type="float" office:value="-0.000270999999999993" calcext:value-type="float">
            <text:p>-0.000271</text:p>
          </table:table-cell>
          <table:table-cell table:style-name="ce15" office:value-type="float" office:value="0.146726" calcext:value-type="float">
            <text:p>0.146726</text:p>
          </table:table-cell>
          <table:table-cell table:style-name="ce13" table:formula="of:=[.B7]-[.E7]" office:value-type="float" office:value="0.006215" calcext:value-type="float">
            <text:p>0.006215</text:p>
          </table:table-cell>
          <table:table-cell table:style-name="ce15" office:value-type="float" office:value="0.145692" calcext:value-type="float">
            <text:p>0.145692</text:p>
          </table:table-cell>
          <table:table-cell table:style-name="ce13" table:formula="of:=[.E7]-[.G7]" office:value-type="float" office:value="0.00103400000000001" calcext:value-type="float">
            <text:p>0.001034</text:p>
          </table:table-cell>
          <table:table-cell table:style-name="ce15" office:value-type="float" office:value="0.145489" calcext:value-type="float">
            <text:p>0.145489</text:p>
          </table:table-cell>
          <table:table-cell table:style-name="ce13" table:formula="of:=[.G7]-[.I7]" office:value-type="float" office:value="0.000202999999999981" calcext:value-type="float">
            <text:p>0.000203</text:p>
          </table:table-cell>
          <table:table-cell table:style-name="ce15" office:value-type="float" office:value="0.144809" calcext:value-type="float">
            <text:p>0.144809</text:p>
          </table:table-cell>
          <table:table-cell table:style-name="ce13" table:formula="of:=[.I7]-[.K7]" office:value-type="float" office:value="0.000680000000000014" calcext:value-type="float">
            <text:p>0.00068</text:p>
          </table:table-cell>
          <table:table-cell table:style-name="ce15" office:value-type="float" office:value="0.144457" calcext:value-type="float">
            <text:p>0.144457</text:p>
          </table:table-cell>
          <table:table-cell table:style-name="ce13" table:formula="of:=[.K7]-[.M7]" office:value-type="float" office:value="0.000351999999999991" calcext:value-type="float">
            <text:p>0.000352</text:p>
          </table:table-cell>
          <table:table-cell table:style-name="ce15" office:value-type="float" office:value="0.144457" calcext:value-type="float">
            <text:p>0.144457</text:p>
          </table:table-cell>
          <table:table-cell table:style-name="ce13" table:formula="of:=[.M7]-[.O7]" office:value-type="float" office:value="0" calcext:value-type="float">
            <text:p>0</text:p>
          </table:table-cell>
          <table:table-cell table:style-name="ce15" office:value-type="float" office:value="0.144314" calcext:value-type="float">
            <text:p>0.144314</text:p>
          </table:table-cell>
          <table:table-cell table:style-name="ce13" table:formula="of:=[.O7]-[.Q7]" office:value-type="float" office:value="0.000143000000000004" calcext:value-type="float">
            <text:p>0.000143</text:p>
          </table:table-cell>
          <table:table-cell table:style-name="ce15" office:value-type="float" office:value="0.14411" calcext:value-type="float">
            <text:p>0.14411</text:p>
          </table:table-cell>
          <table:table-cell table:style-name="ce13" table:formula="of:=[.Q7]-[.S7]" office:value-type="float" office:value="0.00020400000000001" calcext:value-type="float">
            <text:p>0.000204</text:p>
          </table:table-cell>
          <table:table-cell table:style-name="ce15" office:value-type="float" office:value="0.144036" calcext:value-type="float">
            <text:p>0.144036</text:p>
          </table:table-cell>
          <table:table-cell table:style-name="ce13" table:formula="of:=[.S7]-[.U7]" office:value-type="float" office:value="0.0000739999999999907" calcext:value-type="float">
            <text:p>7.39999999999907E-05</text:p>
          </table:table-cell>
          <table:table-cell table:style-name="ce15" office:value-type="float" office:value="0.144036" calcext:value-type="float">
            <text:p>0.144036</text:p>
          </table:table-cell>
          <table:table-cell table:style-name="ce13" table:formula="of:=[.U7]-[.W7]" office:value-type="float" office:value="0" calcext:value-type="float">
            <text:p>0</text:p>
          </table:table-cell>
          <table:table-cell table:style-name="ce15" office:value-type="float" office:value="0.144062" calcext:value-type="float">
            <text:p>0.144062</text:p>
          </table:table-cell>
          <table:table-cell table:style-name="ce13" table:formula="of:=[.W7]-[.Y7]" office:value-type="float" office:value="-0.0000259999999999982" calcext:value-type="float">
            <text:p>-2.59999999999982E-05</text:p>
          </table:table-cell>
          <table:table-cell table:style-name="ce15" office:value-type="float" office:value="0.144273" calcext:value-type="float">
            <text:p>0.144273</text:p>
          </table:table-cell>
          <table:table-cell table:style-name="ce13" table:formula="of:=[.Y7]-[.AA7]" office:value-type="float" office:value="-0.000210999999999989" calcext:value-type="float">
            <text:p>-0.000211</text:p>
          </table:table-cell>
          <table:table-cell table:style-name="ce15" office:value-type="float" office:value="0.134895" calcext:value-type="float">
            <text:p>0.134895</text:p>
          </table:table-cell>
          <table:table-cell table:style-name="ce13" table:formula="of:=[.AA7]-[.AC7]" office:value-type="float" office:value="0.009378" calcext:value-type="float">
            <text:p>0.009378</text:p>
          </table:table-cell>
          <table:table-cell table:style-name="ce15" office:value-type="float" office:value="0.134886" calcext:value-type="float">
            <text:p>0.134886</text:p>
          </table:table-cell>
          <table:table-cell table:style-name="ce13" table:formula="of:=[.AC7]-[.AE7]" office:value-type="float" office:value="0.00000899999999998125" calcext:value-type="float">
            <text:p>8.99999999998125E-06</text:p>
          </table:table-cell>
          <table:table-cell table:style-name="ce15" office:value-type="float" office:value="0.134276" calcext:value-type="float">
            <text:p>0.134276</text:p>
          </table:table-cell>
          <table:table-cell table:style-name="ce13" table:formula="of:=[.AE7]-[.AG7]" office:value-type="float" office:value="0.000609999999999999" calcext:value-type="float">
            <text:p>0.00061</text:p>
          </table:table-cell>
          <table:table-cell table:style-name="ce15" office:value-type="float" office:value="0.134309" calcext:value-type="float">
            <text:p>0.134309</text:p>
          </table:table-cell>
          <table:table-cell table:style-name="ce13" table:formula="of:=[.AG7]-[.AI7]" office:value-type="float" office:value="-0.0000329999999999775" calcext:value-type="float">
            <text:p>-3.29999999999775E-05</text:p>
          </table:table-cell>
          <table:table-cell table:style-name="ce15" office:value-type="float" office:value="0.133991" calcext:value-type="float">
            <text:p>0.133991</text:p>
          </table:table-cell>
          <table:table-cell table:style-name="ce13" table:formula="of:=[.AI7]-[.AK7]" office:value-type="float" office:value="0.000317999999999985" calcext:value-type="float">
            <text:p>0.000318</text:p>
          </table:table-cell>
          <table:table-cell table:style-name="ce15" office:value-type="float" office:value="0.133991" calcext:value-type="float">
            <text:p>0.133991</text:p>
          </table:table-cell>
          <table:table-cell table:style-name="ce13" table:formula="of:=[.AK7]-[.AM7]" office:value-type="float" office:value="0" calcext:value-type="float">
            <text:p>0</text:p>
          </table:table-cell>
          <table:table-cell table:style-name="ce15" office:value-type="float" office:value="0.133991" calcext:value-type="float">
            <text:p>0.133991</text:p>
          </table:table-cell>
          <table:table-cell table:style-name="ce13" table:formula="of:=[.AM7]-[.AO7]" office:value-type="float" office:value="0" calcext:value-type="float">
            <text:p>0</text:p>
          </table:table-cell>
          <table:table-cell table:style-name="ce15" office:value-type="float" office:value="0.13398" calcext:value-type="float">
            <text:p>0.13398</text:p>
          </table:table-cell>
          <table:table-cell table:style-name="ce13" table:formula="of:=[.AO7]-[.AQ7]" office:value-type="float" office:value="0.000011000000000011" calcext:value-type="float">
            <text:p>1.1000000000011E-05</text:p>
          </table:table-cell>
          <table:table-cell table:style-name="ce15" office:value-type="float" office:value="0.133977" calcext:value-type="float">
            <text:p>0.133977</text:p>
          </table:table-cell>
          <table:table-cell table:style-name="ce13" table:formula="of:=[.AQ7]-[.AS7]" office:value-type="float" office:value="0.000003000000000003" calcext:value-type="float">
            <text:p>3.000000000003E-06</text:p>
          </table:table-cell>
          <table:table-cell table:style-name="ce15" office:value-type="float" office:value="0.133793" calcext:value-type="float">
            <text:p>0.133793</text:p>
          </table:table-cell>
          <table:table-cell table:style-name="ce13" table:formula="of:=[.AS7]-[.AU7]" office:value-type="float" office:value="0.00018399999999999" calcext:value-type="float">
            <text:p>0.000184</text:p>
          </table:table-cell>
          <table:table-cell table:style-name="ce15" office:value-type="float" office:value="0.13398" calcext:value-type="float">
            <text:p>0.13398</text:p>
          </table:table-cell>
          <table:table-cell table:style-name="ce13" table:formula="of:=[.AU7]-[.AW7]" office:value-type="float" office:value="-0.000186999999999993" calcext:value-type="float">
            <text:p>-0.000187</text:p>
          </table:table-cell>
          <table:table-cell table:style-name="ce15" office:value-type="float" office:value="0.134474" calcext:value-type="float">
            <text:p>0.134474</text:p>
          </table:table-cell>
          <table:table-cell table:style-name="ce13" table:formula="of:=[.AW7]-[.AY7]" office:value-type="float" office:value="-0.000493999999999994" calcext:value-type="float">
            <text:p>-0.000494</text:p>
          </table:table-cell>
          <table:table-cell table:style-name="ce15" office:value-type="float" office:value="0.134792" calcext:value-type="float">
            <text:p>0.134792</text:p>
          </table:table-cell>
          <table:table-cell table:style-name="ce13" table:formula="of:=[.AY7]-[.BA7]" office:value-type="float" office:value="-0.000318000000000013" calcext:value-type="float">
            <text:p>-0.000318</text:p>
          </table:table-cell>
          <table:table-cell table:style-name="ce15" office:value-type="float" office:value="0.133793" calcext:value-type="float">
            <text:p>0.133793</text:p>
          </table:table-cell>
          <table:table-cell table:style-name="ce13" table:formula="of:=[.BA7]-[.BC7]" office:value-type="float" office:value="0.000999" calcext:value-type="float">
            <text:p>0.000999</text:p>
          </table:table-cell>
          <table:table-cell table:style-name="ce15" office:value-type="float" office:value="0.133776" calcext:value-type="float">
            <text:p>0.133776</text:p>
          </table:table-cell>
          <table:table-cell table:style-name="ce13" table:formula="of:=[.BC7]-[.BE7]" office:value-type="float" office:value="0.0000169999999999892" calcext:value-type="float">
            <text:p>1.69999999999892E-05</text:p>
          </table:table-cell>
          <table:table-cell table:style-name="ce15" office:value-type="float" office:value="0.13387" calcext:value-type="float">
            <text:p>0.13387</text:p>
          </table:table-cell>
          <table:table-cell table:style-name="ce13" table:formula="of:=[.BE7]-[.BG7]" office:value-type="float" office:value="-0.000093999999999983" calcext:value-type="float">
            <text:p>-9.3999999999983E-05</text:p>
          </table:table-cell>
          <table:table-cell table:style-name="ce15" office:value-type="float" office:value="0.133527" calcext:value-type="float">
            <text:p>0.133527</text:p>
          </table:table-cell>
          <table:table-cell table:style-name="ce13" table:formula="of:=[.BG7]-[.BI7]" office:value-type="float" office:value="0.000342999999999982" calcext:value-type="float">
            <text:p>0.000343</text:p>
          </table:table-cell>
          <table:table-cell/>
          <table:table-cell table:style-name="ce13" table:formula="of:=[.BI7]-[.BK7]" office:value-type="float" office:value="0.133527" calcext:value-type="float">
            <text:p>0.133527</text:p>
          </table:table-cell>
          <table:table-cell table:number-columns-repeated="960"/>
        </table:table-row>
        <table:table-row table:style-name="ro2">
          <table:table-cell table:style-name="ce2" office:value-type="string" calcext:value-type="string">
            <text:p>Lasso Grid</text:p>
          </table:table-cell>
          <table:table-cell table:style-name="ce6" office:value-type="float" office:value="0.939499" calcext:value-type="float">
            <text:p>0.939499</text:p>
          </table:table-cell>
          <table:table-cell table:style-name="ce11" office:value-type="float" office:value="0.940777" calcext:value-type="float">
            <text:p>0.940777</text:p>
          </table:table-cell>
          <table:table-cell table:style-name="ce13" table:formula="of:=[.B8]-[.C8]" office:value-type="float" office:value="-0.001278" calcext:value-type="float">
            <text:p>-0.001278</text:p>
          </table:table-cell>
          <table:table-cell table:style-name="ce15" office:value-type="float" office:value="0.939157" calcext:value-type="float">
            <text:p>0.939157</text:p>
          </table:table-cell>
          <table:table-cell table:style-name="ce13" table:formula="of:=[.B8]-[.E8]" office:value-type="float" office:value="0.000342000000000064" calcext:value-type="float">
            <text:p>0.000342</text:p>
          </table:table-cell>
          <table:table-cell table:style-name="ce15" office:value-type="float" office:value="0.93885" calcext:value-type="float">
            <text:p>0.93885</text:p>
          </table:table-cell>
          <table:table-cell table:style-name="ce13" table:formula="of:=[.E8]-[.G8]" office:value-type="float" office:value="0.000306999999999946" calcext:value-type="float">
            <text:p>0.000307</text:p>
          </table:table-cell>
          <table:table-cell table:style-name="ce15" office:value-type="float" office:value="0.938374" calcext:value-type="float">
            <text:p>0.938374</text:p>
          </table:table-cell>
          <table:table-cell table:style-name="ce13" table:formula="of:=[.G8]-[.I8]" office:value-type="float" office:value="0.000476000000000032" calcext:value-type="float">
            <text:p>0.000476</text:p>
          </table:table-cell>
          <table:table-cell table:style-name="ce15" office:value-type="float" office:value="0.938573" calcext:value-type="float">
            <text:p>0.938573</text:p>
          </table:table-cell>
          <table:table-cell table:style-name="ce13" table:formula="of:=[.I8]-[.K8]" office:value-type="float" office:value="-0.00019900000000006" calcext:value-type="float">
            <text:p>-0.000199</text:p>
          </table:table-cell>
          <table:table-cell table:style-name="ce15" office:value-type="float" office:value="0.938736" calcext:value-type="float">
            <text:p>0.938736</text:p>
          </table:table-cell>
          <table:table-cell table:style-name="ce13" table:formula="of:=[.K8]-[.M8]" office:value-type="float" office:value="-0.000162999999999913" calcext:value-type="float">
            <text:p>-0.000163</text:p>
          </table:table-cell>
          <table:table-cell table:style-name="ce15" office:value-type="float" office:value="0.938736" calcext:value-type="float">
            <text:p>0.938736</text:p>
          </table:table-cell>
          <table:table-cell table:style-name="ce13" table:formula="of:=[.M8]-[.O8]" office:value-type="float" office:value="0" calcext:value-type="float">
            <text:p>0</text:p>
          </table:table-cell>
          <table:table-cell table:style-name="ce15" office:value-type="float" office:value="0.93839" calcext:value-type="float">
            <text:p>0.93839</text:p>
          </table:table-cell>
          <table:table-cell table:style-name="ce13" table:formula="of:=[.O8]-[.Q8]" office:value-type="float" office:value="0.000345999999999957" calcext:value-type="float">
            <text:p>0.000346</text:p>
          </table:table-cell>
          <table:table-cell table:style-name="ce15" office:value-type="float" office:value="0.938352" calcext:value-type="float">
            <text:p>0.938352</text:p>
          </table:table-cell>
          <table:table-cell table:style-name="ce13" table:formula="of:=[.Q8]-[.S8]" office:value-type="float" office:value="0.0000379999999999825" calcext:value-type="float">
            <text:p>3.79999999999825E-05</text:p>
          </table:table-cell>
          <table:table-cell table:style-name="ce15" office:value-type="float" office:value="0.938139" calcext:value-type="float">
            <text:p>0.938139</text:p>
          </table:table-cell>
          <table:table-cell table:style-name="ce13" table:formula="of:=[.S8]-[.U8]" office:value-type="float" office:value="0.000213000000000019" calcext:value-type="float">
            <text:p>0.000213</text:p>
          </table:table-cell>
          <table:table-cell table:style-name="ce15" office:value-type="float" office:value="0.938139" calcext:value-type="float">
            <text:p>0.938139</text:p>
          </table:table-cell>
          <table:table-cell table:style-name="ce13" table:formula="of:=[.U8]-[.W8]" office:value-type="float" office:value="0" calcext:value-type="float">
            <text:p>0</text:p>
          </table:table-cell>
          <table:table-cell table:style-name="ce15" office:value-type="float" office:value="0.937803" calcext:value-type="float">
            <text:p>0.937803</text:p>
          </table:table-cell>
          <table:table-cell table:style-name="ce13" table:formula="of:=[.W8]-[.Y8]" office:value-type="float" office:value="0.000336000000000003" calcext:value-type="float">
            <text:p>0.000336</text:p>
          </table:table-cell>
          <table:table-cell table:style-name="ce15" office:value-type="float" office:value="0.938934" calcext:value-type="float">
            <text:p>0.938934</text:p>
          </table:table-cell>
          <table:table-cell table:style-name="ce13" table:formula="of:=[.Y8]-[.AA8]" office:value-type="float" office:value="-0.00113099999999999" calcext:value-type="float">
            <text:p>-0.001131</text:p>
          </table:table-cell>
          <table:table-cell table:style-name="ce15" office:value-type="float" office:value="0.94696" calcext:value-type="float">
            <text:p>0.94696</text:p>
          </table:table-cell>
          <table:table-cell table:style-name="ce13" table:formula="of:=[.AA8]-[.AC8]" office:value-type="float" office:value="-0.00802599999999998" calcext:value-type="float">
            <text:p>-0.008026</text:p>
          </table:table-cell>
          <table:table-cell table:style-name="ce15" office:value-type="float" office:value="0.946677" calcext:value-type="float">
            <text:p>0.946677</text:p>
          </table:table-cell>
          <table:table-cell table:style-name="ce13" table:formula="of:=[.AC8]-[.AE8]" office:value-type="float" office:value="0.000282999999999922" calcext:value-type="float">
            <text:p>0.000283</text:p>
          </table:table-cell>
          <table:table-cell table:style-name="ce15" office:value-type="float" office:value="0.945334" calcext:value-type="float">
            <text:p>0.945334</text:p>
          </table:table-cell>
          <table:table-cell table:style-name="ce13" table:formula="of:=[.AE8]-[.AG8]" office:value-type="float" office:value="0.00134299999999998" calcext:value-type="float">
            <text:p>0.001343</text:p>
          </table:table-cell>
          <table:table-cell table:style-name="ce15" office:value-type="float" office:value="0.945211" calcext:value-type="float">
            <text:p>0.945211</text:p>
          </table:table-cell>
          <table:table-cell table:style-name="ce13" table:formula="of:=[.AG8]-[.AI8]" office:value-type="float" office:value="0.000123000000000095" calcext:value-type="float">
            <text:p>0.000123</text:p>
          </table:table-cell>
          <table:table-cell table:style-name="ce15" office:value-type="float" office:value="0.944568" calcext:value-type="float">
            <text:p>0.944568</text:p>
          </table:table-cell>
          <table:table-cell table:style-name="ce13" table:formula="of:=[.AI8]-[.AK8]" office:value-type="float" office:value="0.000642999999999949" calcext:value-type="float">
            <text:p>0.000643</text:p>
          </table:table-cell>
          <table:table-cell table:style-name="ce15" office:value-type="float" office:value="0.944568" calcext:value-type="float">
            <text:p>0.944568</text:p>
          </table:table-cell>
          <table:table-cell table:style-name="ce13" table:formula="of:=[.AK8]-[.AM8]" office:value-type="float" office:value="0" calcext:value-type="float">
            <text:p>0</text:p>
          </table:table-cell>
          <table:table-cell table:style-name="ce15" office:value-type="float" office:value="0.944568" calcext:value-type="float">
            <text:p>0.944568</text:p>
          </table:table-cell>
          <table:table-cell table:style-name="ce13" table:formula="of:=[.AM8]-[.AO8]" office:value-type="float" office:value="0" calcext:value-type="float">
            <text:p>0</text:p>
          </table:table-cell>
          <table:table-cell table:style-name="ce15" office:value-type="float" office:value="0.94459" calcext:value-type="float">
            <text:p>0.94459</text:p>
          </table:table-cell>
          <table:table-cell table:style-name="ce13" table:formula="of:=[.AO8]-[.AQ8]" office:value-type="float" office:value="-0.0000219999999999665" calcext:value-type="float">
            <text:p>-2.19999999999665E-05</text:p>
          </table:table-cell>
          <table:table-cell table:style-name="ce15" office:value-type="float" office:value="0.944599" calcext:value-type="float">
            <text:p>0.944599</text:p>
          </table:table-cell>
          <table:table-cell table:style-name="ce13" table:formula="of:=[.AQ8]-[.AS8]" office:value-type="float" office:value="-0.00000900000000003676" calcext:value-type="float">
            <text:p>-9.00000000003676E-06</text:p>
          </table:table-cell>
          <table:table-cell table:style-name="ce15" office:value-type="float" office:value="0.944527" calcext:value-type="float">
            <text:p>0.944527</text:p>
          </table:table-cell>
          <table:table-cell table:style-name="ce13" table:formula="of:=[.AS8]-[.AU8]" office:value-type="float" office:value="0.000071999999999961" calcext:value-type="float">
            <text:p>7.1999999999961E-05</text:p>
          </table:table-cell>
          <table:table-cell table:style-name="ce15" office:value-type="float" office:value="0.944297" calcext:value-type="float">
            <text:p>0.944297</text:p>
          </table:table-cell>
          <table:table-cell table:style-name="ce13" table:formula="of:=[.AU8]-[.AW8]" office:value-type="float" office:value="0.000230000000000063" calcext:value-type="float">
            <text:p>0.00023</text:p>
          </table:table-cell>
          <table:table-cell table:style-name="ce15" office:value-type="float" office:value="0.944336" calcext:value-type="float">
            <text:p>0.944336</text:p>
          </table:table-cell>
          <table:table-cell table:style-name="ce13" table:formula="of:=[.AW8]-[.AY8]" office:value-type="float" office:value="-0.0000390000000000112" calcext:value-type="float">
            <text:p>-3.90000000000112E-05</text:p>
          </table:table-cell>
          <table:table-cell table:style-name="ce15" office:value-type="float" office:value="0.944227" calcext:value-type="float">
            <text:p>0.944227</text:p>
          </table:table-cell>
          <table:table-cell table:style-name="ce13" table:formula="of:=[.AY8]-[.BA8]" office:value-type="float" office:value="0.000109000000000026" calcext:value-type="float">
            <text:p>0.000109</text:p>
          </table:table-cell>
          <table:table-cell table:style-name="ce15" office:value-type="float" office:value="0.944527" calcext:value-type="float">
            <text:p>0.944527</text:p>
          </table:table-cell>
          <table:table-cell table:style-name="ce13" table:formula="of:=[.BA8]-[.BC8]" office:value-type="float" office:value="-0.000300000000000078" calcext:value-type="float">
            <text:p>-0.0003</text:p>
          </table:table-cell>
          <table:table-cell table:style-name="ce15" office:value-type="float" office:value="0.944388" calcext:value-type="float">
            <text:p>0.944388</text:p>
          </table:table-cell>
          <table:table-cell table:style-name="ce13" table:formula="of:=[.BC8]-[.BE8]" office:value-type="float" office:value="0.000139" calcext:value-type="float">
            <text:p>0.000139</text:p>
          </table:table-cell>
          <table:table-cell table:style-name="ce15" office:value-type="float" office:value="0.944228" calcext:value-type="float">
            <text:p>0.944228</text:p>
          </table:table-cell>
          <table:table-cell table:style-name="ce13" table:formula="of:=[.BE8]-[.BG8]" office:value-type="float" office:value="0.000160000000000049" calcext:value-type="float">
            <text:p>0.00016</text:p>
          </table:table-cell>
          <table:table-cell table:style-name="ce15" office:value-type="float" office:value="0.944109" calcext:value-type="float">
            <text:p>0.944109</text:p>
          </table:table-cell>
          <table:table-cell table:style-name="ce13" table:formula="of:=[.BG8]-[.BI8]" office:value-type="float" office:value="0.00011899999999998" calcext:value-type="float">
            <text:p>0.000119</text:p>
          </table:table-cell>
          <table:table-cell/>
          <table:table-cell table:style-name="ce13" table:formula="of:=[.BI8]-[.BK8]" office:value-type="float" office:value="0.944109" calcext:value-type="float">
            <text:p>0.944109</text:p>
          </table:table-cell>
          <table:table-cell table:number-columns-repeated="960"/>
        </table:table-row>
        <table:table-row table:style-name="ro2">
          <table:table-cell table:style-name="ce2" office:value-type="string" calcext:value-type="string">
            <text:p>RandomForestRegressor</text:p>
          </table:table-cell>
          <table:table-cell table:style-name="ce6" office:value-type="float" office:value="0.244519" calcext:value-type="float">
            <text:p>0.244519</text:p>
          </table:table-cell>
          <table:table-cell table:style-name="ce11" office:value-type="float" office:value="0.244519" calcext:value-type="float">
            <text:p>0.244519</text:p>
          </table:table-cell>
          <table:table-cell table:style-name="ce13" table:formula="of:=[.B9]-[.C9]" office:value-type="float" office:value="0" calcext:value-type="float">
            <text:p>0</text:p>
          </table:table-cell>
          <table:table-cell table:style-name="ce15" office:value-type="float" office:value="0.244519" calcext:value-type="float">
            <text:p>0.244519</text:p>
          </table:table-cell>
          <table:table-cell table:style-name="ce13" table:formula="of:=[.B9]-[.E9]" office:value-type="float" office:value="0" calcext:value-type="float">
            <text:p>0</text:p>
          </table:table-cell>
          <table:table-cell table:style-name="ce15" office:value-type="float" office:value="0.244511" calcext:value-type="float">
            <text:p>0.244511</text:p>
          </table:table-cell>
          <table:table-cell table:style-name="ce13" table:formula="of:=[.E9]-[.G9]" office:value-type="float" office:value="0.000008000000000008" calcext:value-type="float">
            <text:p>8.000000000008E-06</text:p>
          </table:table-cell>
          <table:table-cell table:style-name="ce15" office:value-type="float" office:value="0.244511" calcext:value-type="float">
            <text:p>0.244511</text:p>
          </table:table-cell>
          <table:table-cell table:style-name="ce13" table:formula="of:=[.G9]-[.I9]" office:value-type="float" office:value="0" calcext:value-type="float">
            <text:p>0</text:p>
          </table:table-cell>
          <table:table-cell table:style-name="ce15" office:value-type="float" office:value="0.244511" calcext:value-type="float">
            <text:p>0.244511</text:p>
          </table:table-cell>
          <table:table-cell table:style-name="ce13" table:formula="of:=[.I9]-[.K9]" office:value-type="float" office:value="0" calcext:value-type="float">
            <text:p>0</text:p>
          </table:table-cell>
          <table:table-cell table:style-name="ce15" office:value-type="float" office:value="0.244511" calcext:value-type="float">
            <text:p>0.244511</text:p>
          </table:table-cell>
          <table:table-cell table:style-name="ce13" table:formula="of:=[.K9]-[.M9]" office:value-type="float" office:value="0" calcext:value-type="float">
            <text:p>0</text:p>
          </table:table-cell>
          <table:table-cell table:style-name="ce15" office:value-type="float" office:value="0.244511" calcext:value-type="float">
            <text:p>0.244511</text:p>
          </table:table-cell>
          <table:table-cell table:style-name="ce13" table:formula="of:=[.M9]-[.O9]" office:value-type="float" office:value="0" calcext:value-type="float">
            <text:p>0</text:p>
          </table:table-cell>
          <table:table-cell table:style-name="ce15" office:value-type="float" office:value="0.244511" calcext:value-type="float">
            <text:p>0.244511</text:p>
          </table:table-cell>
          <table:table-cell table:style-name="ce13" table:formula="of:=[.O9]-[.Q9]" office:value-type="float" office:value="0" calcext:value-type="float">
            <text:p>0</text:p>
          </table:table-cell>
          <table:table-cell table:style-name="ce15" office:value-type="float" office:value="0.244511" calcext:value-type="float">
            <text:p>0.244511</text:p>
          </table:table-cell>
          <table:table-cell table:style-name="ce13" table:formula="of:=[.Q9]-[.S9]" office:value-type="float" office:value="0" calcext:value-type="float">
            <text:p>0</text:p>
          </table:table-cell>
          <table:table-cell table:style-name="ce15" office:value-type="float" office:value="0.244511" calcext:value-type="float">
            <text:p>0.244511</text:p>
          </table:table-cell>
          <table:table-cell table:style-name="ce13" table:formula="of:=[.S9]-[.U9]" office:value-type="float" office:value="0" calcext:value-type="float">
            <text:p>0</text:p>
          </table:table-cell>
          <table:table-cell table:style-name="ce15" office:value-type="float" office:value="0.244511" calcext:value-type="float">
            <text:p>0.244511</text:p>
          </table:table-cell>
          <table:table-cell table:style-name="ce13" table:formula="of:=[.U9]-[.W9]" office:value-type="float" office:value="0" calcext:value-type="float">
            <text:p>0</text:p>
          </table:table-cell>
          <table:table-cell table:style-name="ce15" office:value-type="float" office:value="0.244511" calcext:value-type="float">
            <text:p>0.244511</text:p>
          </table:table-cell>
          <table:table-cell table:style-name="ce13" table:formula="of:=[.W9]-[.Y9]" office:value-type="float" office:value="0" calcext:value-type="float">
            <text:p>0</text:p>
          </table:table-cell>
          <table:table-cell table:style-name="ce15" office:value-type="float" office:value="0.244511" calcext:value-type="float">
            <text:p>0.244511</text:p>
          </table:table-cell>
          <table:table-cell table:style-name="ce13" table:formula="of:=[.Y9]-[.AA9]" office:value-type="float" office:value="0" calcext:value-type="float">
            <text:p>0</text:p>
          </table:table-cell>
          <table:table-cell table:style-name="ce15" office:value-type="float" office:value="0.244511" calcext:value-type="float">
            <text:p>0.244511</text:p>
          </table:table-cell>
          <table:table-cell table:style-name="ce13" table:formula="of:=[.AA9]-[.AC9]" office:value-type="float" office:value="0" calcext:value-type="float">
            <text:p>0</text:p>
          </table:table-cell>
          <table:table-cell table:style-name="ce15" office:value-type="float" office:value="0.244511" calcext:value-type="float">
            <text:p>0.244511</text:p>
          </table:table-cell>
          <table:table-cell table:style-name="ce13" table:formula="of:=[.AC9]-[.AE9]" office:value-type="float" office:value="0" calcext:value-type="float">
            <text:p>0</text:p>
          </table:table-cell>
          <table:table-cell table:style-name="ce15" office:value-type="float" office:value="0.244511" calcext:value-type="float">
            <text:p>0.244511</text:p>
          </table:table-cell>
          <table:table-cell table:style-name="ce13" table:formula="of:=[.AE9]-[.AG9]" office:value-type="float" office:value="0" calcext:value-type="float">
            <text:p>0</text:p>
          </table:table-cell>
          <table:table-cell table:style-name="ce15" office:value-type="float" office:value="0.244511" calcext:value-type="float">
            <text:p>0.244511</text:p>
          </table:table-cell>
          <table:table-cell table:style-name="ce13" table:formula="of:=[.AG9]-[.AI9]" office:value-type="float" office:value="0" calcext:value-type="float">
            <text:p>0</text:p>
          </table:table-cell>
          <table:table-cell table:style-name="ce15" office:value-type="float" office:value="0.244511" calcext:value-type="float">
            <text:p>0.244511</text:p>
          </table:table-cell>
          <table:table-cell table:style-name="ce13" table:formula="of:=[.AI9]-[.AK9]" office:value-type="float" office:value="0" calcext:value-type="float">
            <text:p>0</text:p>
          </table:table-cell>
          <table:table-cell table:style-name="ce15" office:value-type="float" office:value="0.244511" calcext:value-type="float">
            <text:p>0.244511</text:p>
          </table:table-cell>
          <table:table-cell table:style-name="ce13" table:formula="of:=[.AK9]-[.AM9]" office:value-type="float" office:value="0" calcext:value-type="float">
            <text:p>0</text:p>
          </table:table-cell>
          <table:table-cell table:style-name="ce15" office:value-type="float" office:value="0.244511" calcext:value-type="float">
            <text:p>0.244511</text:p>
          </table:table-cell>
          <table:table-cell table:style-name="ce13" table:formula="of:=[.AM9]-[.AO9]" office:value-type="float" office:value="0" calcext:value-type="float">
            <text:p>0</text:p>
          </table:table-cell>
          <table:table-cell table:style-name="ce15" office:value-type="float" office:value="0.244511" calcext:value-type="float">
            <text:p>0.244511</text:p>
          </table:table-cell>
          <table:table-cell table:style-name="ce13" table:formula="of:=[.AO9]-[.AQ9]" office:value-type="float" office:value="0" calcext:value-type="float">
            <text:p>0</text:p>
          </table:table-cell>
          <table:table-cell table:style-name="ce15" office:value-type="float" office:value="0.244511" calcext:value-type="float">
            <text:p>0.244511</text:p>
          </table:table-cell>
          <table:table-cell table:style-name="ce13" table:formula="of:=[.AQ9]-[.AS9]" office:value-type="float" office:value="0" calcext:value-type="float">
            <text:p>0</text:p>
          </table:table-cell>
          <table:table-cell table:style-name="ce15" office:value-type="float" office:value="0.244511" calcext:value-type="float">
            <text:p>0.244511</text:p>
          </table:table-cell>
          <table:table-cell table:style-name="ce13" table:formula="of:=[.AS9]-[.AU9]" office:value-type="float" office:value="0" calcext:value-type="float">
            <text:p>0</text:p>
          </table:table-cell>
          <table:table-cell table:style-name="ce15" office:value-type="float" office:value="0.244511" calcext:value-type="float">
            <text:p>0.244511</text:p>
          </table:table-cell>
          <table:table-cell table:style-name="ce13" table:formula="of:=[.AU9]-[.AW9]" office:value-type="float" office:value="0" calcext:value-type="float">
            <text:p>0</text:p>
          </table:table-cell>
          <table:table-cell table:style-name="ce15" office:value-type="float" office:value="0.244511" calcext:value-type="float">
            <text:p>0.244511</text:p>
          </table:table-cell>
          <table:table-cell table:style-name="ce13" table:formula="of:=[.AW9]-[.AY9]" office:value-type="float" office:value="0" calcext:value-type="float">
            <text:p>0</text:p>
          </table:table-cell>
          <table:table-cell table:style-name="ce15" office:value-type="float" office:value="0.244511" calcext:value-type="float">
            <text:p>0.244511</text:p>
          </table:table-cell>
          <table:table-cell table:style-name="ce13" table:formula="of:=[.AY9]-[.BA9]" office:value-type="float" office:value="0" calcext:value-type="float">
            <text:p>0</text:p>
          </table:table-cell>
          <table:table-cell table:style-name="ce15" office:value-type="float" office:value="0.244511" calcext:value-type="float">
            <text:p>0.244511</text:p>
          </table:table-cell>
          <table:table-cell table:style-name="ce13" table:formula="of:=[.BA9]-[.BC9]" office:value-type="float" office:value="0" calcext:value-type="float">
            <text:p>0</text:p>
          </table:table-cell>
          <table:table-cell table:style-name="ce15" office:value-type="float" office:value="0.244511" calcext:value-type="float">
            <text:p>0.244511</text:p>
          </table:table-cell>
          <table:table-cell table:style-name="ce13" table:formula="of:=[.BC9]-[.BE9]" office:value-type="float" office:value="0" calcext:value-type="float">
            <text:p>0</text:p>
          </table:table-cell>
          <table:table-cell table:style-name="ce15" office:value-type="float" office:value="0.244511" calcext:value-type="float">
            <text:p>0.244511</text:p>
          </table:table-cell>
          <table:table-cell table:style-name="ce13" table:formula="of:=[.BE9]-[.BG9]" office:value-type="float" office:value="0" calcext:value-type="float">
            <text:p>0</text:p>
          </table:table-cell>
          <table:table-cell table:style-name="ce15" office:value-type="float" office:value="0.244511" calcext:value-type="float">
            <text:p>0.244511</text:p>
          </table:table-cell>
          <table:table-cell table:style-name="ce13" table:formula="of:=[.BG9]-[.BI9]" office:value-type="float" office:value="0" calcext:value-type="float">
            <text:p>0</text:p>
          </table:table-cell>
          <table:table-cell/>
          <table:table-cell table:style-name="ce13" table:formula="of:=[.BI9]-[.BK9]" office:value-type="float" office:value="0.244511" calcext:value-type="float">
            <text:p>0.244511</text:p>
          </table:table-cell>
          <table:table-cell table:number-columns-repeated="960"/>
        </table:table-row>
        <table:table-row table:style-name="ro2">
          <table:table-cell table:style-name="ce2" office:value-type="string" calcext:value-type="string">
            <text:p>BayesianRidge</text:p>
          </table:table-cell>
          <table:table-cell table:style-name="ce6" office:value-type="float" office:value="0.152518" calcext:value-type="float">
            <text:p>0.152518</text:p>
          </table:table-cell>
          <table:table-cell table:style-name="ce11" office:value-type="float" office:value="0.151294" calcext:value-type="float">
            <text:p>0.151294</text:p>
          </table:table-cell>
          <table:table-cell table:style-name="ce13" table:formula="of:=[.B10]-[.C10]" office:value-type="float" office:value="0.001224" calcext:value-type="float">
            <text:p>0.001224</text:p>
          </table:table-cell>
          <table:table-cell table:style-name="ce15" office:value-type="float" office:value="0.149897" calcext:value-type="float">
            <text:p>0.149897</text:p>
          </table:table-cell>
          <table:table-cell table:style-name="ce13" table:formula="of:=[.B10]-[.E10]" office:value-type="float" office:value="0.00262099999999998" calcext:value-type="float">
            <text:p>0.002621</text:p>
          </table:table-cell>
          <table:table-cell table:style-name="ce15" office:value-type="float" office:value="0.148015" calcext:value-type="float">
            <text:p>0.148015</text:p>
          </table:table-cell>
          <table:table-cell table:style-name="ce13" table:formula="of:=[.E10]-[.G10]" office:value-type="float" office:value="0.00188200000000002" calcext:value-type="float">
            <text:p>0.001882</text:p>
          </table:table-cell>
          <table:table-cell table:style-name="ce15" office:value-type="float" office:value="0.147823" calcext:value-type="float">
            <text:p>0.147823</text:p>
          </table:table-cell>
          <table:table-cell table:style-name="ce13" table:formula="of:=[.G10]-[.I10]" office:value-type="float" office:value="0.000191999999999998" calcext:value-type="float">
            <text:p>0.000192</text:p>
          </table:table-cell>
          <table:table-cell table:style-name="ce15" office:value-type="float" office:value="0.147428" calcext:value-type="float">
            <text:p>0.147428</text:p>
          </table:table-cell>
          <table:table-cell table:style-name="ce13" table:formula="of:=[.I10]-[.K10]" office:value-type="float" office:value="0.000394999999999979" calcext:value-type="float">
            <text:p>0.000395</text:p>
          </table:table-cell>
          <table:table-cell table:style-name="ce15" office:value-type="float" office:value="0.147303" calcext:value-type="float">
            <text:p>0.147303</text:p>
          </table:table-cell>
          <table:table-cell table:style-name="ce13" table:formula="of:=[.K10]-[.M10]" office:value-type="float" office:value="0.000125000000000014" calcext:value-type="float">
            <text:p>0.000125</text:p>
          </table:table-cell>
          <table:table-cell table:style-name="ce15" office:value-type="float" office:value="0.147303" calcext:value-type="float">
            <text:p>0.147303</text:p>
          </table:table-cell>
          <table:table-cell table:style-name="ce13" table:formula="of:=[.M10]-[.O10]" office:value-type="float" office:value="0" calcext:value-type="float">
            <text:p>0</text:p>
          </table:table-cell>
          <table:table-cell table:style-name="ce15" office:value-type="float" office:value="0.147193" calcext:value-type="float">
            <text:p>0.147193</text:p>
          </table:table-cell>
          <table:table-cell table:style-name="ce13" table:formula="of:=[.O10]-[.Q10]" office:value-type="float" office:value="0.000109999999999999" calcext:value-type="float">
            <text:p>0.00011</text:p>
          </table:table-cell>
          <table:table-cell table:style-name="ce15" office:value-type="float" office:value="0.147134" calcext:value-type="float">
            <text:p>0.147134</text:p>
          </table:table-cell>
          <table:table-cell table:style-name="ce13" table:formula="of:=[.Q10]-[.S10]" office:value-type="float" office:value="0.0000590000000000035" calcext:value-type="float">
            <text:p>5.90000000000035E-05</text:p>
          </table:table-cell>
          <table:table-cell table:style-name="ce15" office:value-type="float" office:value="0.147091" calcext:value-type="float">
            <text:p>0.147091</text:p>
          </table:table-cell>
          <table:table-cell table:style-name="ce13" table:formula="of:=[.S10]-[.U10]" office:value-type="float" office:value="0.0000429999999999875" calcext:value-type="float">
            <text:p>4.29999999999875E-05</text:p>
          </table:table-cell>
          <table:table-cell table:style-name="ce15" office:value-type="float" office:value="0.147091" calcext:value-type="float">
            <text:p>0.147091</text:p>
          </table:table-cell>
          <table:table-cell table:style-name="ce13" table:formula="of:=[.U10]-[.W10]" office:value-type="float" office:value="0" calcext:value-type="float">
            <text:p>0</text:p>
          </table:table-cell>
          <table:table-cell table:style-name="ce15" office:value-type="float" office:value="0.147204" calcext:value-type="float">
            <text:p>0.147204</text:p>
          </table:table-cell>
          <table:table-cell table:style-name="ce13" table:formula="of:=[.W10]-[.Y10]" office:value-type="float" office:value="-0.000113000000000002" calcext:value-type="float">
            <text:p>-0.000113</text:p>
          </table:table-cell>
          <table:table-cell table:style-name="ce15" office:value-type="float" office:value="0.147233" calcext:value-type="float">
            <text:p>0.147233</text:p>
          </table:table-cell>
          <table:table-cell table:style-name="ce13" table:formula="of:=[.Y10]-[.AA10]" office:value-type="float" office:value="-0.0000290000000000012" calcext:value-type="float">
            <text:p>-2.90000000000012E-05</text:p>
          </table:table-cell>
          <table:table-cell table:style-name="ce15" office:value-type="float" office:value="0.137647" calcext:value-type="float">
            <text:p>0.137647</text:p>
          </table:table-cell>
          <table:table-cell table:style-name="ce13" table:formula="of:=[.AA10]-[.AC10]" office:value-type="float" office:value="0.00958600000000001" calcext:value-type="float">
            <text:p>0.009586</text:p>
          </table:table-cell>
          <table:table-cell table:style-name="ce15" office:value-type="float" office:value="0.137774" calcext:value-type="float">
            <text:p>0.137774</text:p>
          </table:table-cell>
          <table:table-cell table:style-name="ce13" table:formula="of:=[.AC10]-[.AE10]" office:value-type="float" office:value="-0.000127000000000016" calcext:value-type="float">
            <text:p>-0.000127</text:p>
          </table:table-cell>
          <table:table-cell table:style-name="ce15" office:value-type="float" office:value="0.137107" calcext:value-type="float">
            <text:p>0.137107</text:p>
          </table:table-cell>
          <table:table-cell table:style-name="ce13" table:formula="of:=[.AE10]-[.AG10]" office:value-type="float" office:value="0.000667000000000001" calcext:value-type="float">
            <text:p>0.000667</text:p>
          </table:table-cell>
          <table:table-cell table:style-name="ce15" office:value-type="float" office:value="0.137656" calcext:value-type="float">
            <text:p>0.137656</text:p>
          </table:table-cell>
          <table:table-cell table:style-name="ce13" table:formula="of:=[.AG10]-[.AI10]" office:value-type="float" office:value="-0.000548999999999994" calcext:value-type="float">
            <text:p>-0.000549</text:p>
          </table:table-cell>
          <table:table-cell table:style-name="ce15" office:value-type="float" office:value="0.13758" calcext:value-type="float">
            <text:p>0.13758</text:p>
          </table:table-cell>
          <table:table-cell table:style-name="ce13" table:formula="of:=[.AI10]-[.AK10]" office:value-type="float" office:value="0.0000760000000000205" calcext:value-type="float">
            <text:p>7.60000000000205E-05</text:p>
          </table:table-cell>
          <table:table-cell table:style-name="ce15" office:value-type="float" office:value="0.13758" calcext:value-type="float">
            <text:p>0.13758</text:p>
          </table:table-cell>
          <table:table-cell table:style-name="ce13" table:formula="of:=[.AK10]-[.AM10]" office:value-type="float" office:value="0" calcext:value-type="float">
            <text:p>0</text:p>
          </table:table-cell>
          <table:table-cell table:style-name="ce15" office:value-type="float" office:value="0.13758" calcext:value-type="float">
            <text:p>0.13758</text:p>
          </table:table-cell>
          <table:table-cell table:style-name="ce13" table:formula="of:=[.AM10]-[.AO10]" office:value-type="float" office:value="0" calcext:value-type="float">
            <text:p>0</text:p>
          </table:table-cell>
          <table:table-cell table:style-name="ce15" office:value-type="float" office:value="0.137218" calcext:value-type="float">
            <text:p>0.137218</text:p>
          </table:table-cell>
          <table:table-cell table:style-name="ce13" table:formula="of:=[.AO10]-[.AQ10]" office:value-type="float" office:value="0.000361999999999973" calcext:value-type="float">
            <text:p>0.000362</text:p>
          </table:table-cell>
          <table:table-cell table:style-name="ce15" office:value-type="float" office:value="0.137147" calcext:value-type="float">
            <text:p>0.137147</text:p>
          </table:table-cell>
          <table:table-cell table:style-name="ce13" table:formula="of:=[.AQ10]-[.AS10]" office:value-type="float" office:value="0.0000710000000000155" calcext:value-type="float">
            <text:p>7.10000000000155E-05</text:p>
          </table:table-cell>
          <table:table-cell table:style-name="ce15" office:value-type="float" office:value="0.137074" calcext:value-type="float">
            <text:p>0.137074</text:p>
          </table:table-cell>
          <table:table-cell table:style-name="ce13" table:formula="of:=[.AS10]-[.AU10]" office:value-type="float" office:value="0.0000729999999999897" calcext:value-type="float">
            <text:p>7.29999999999897E-05</text:p>
          </table:table-cell>
          <table:table-cell table:style-name="ce15" office:value-type="float" office:value="0.137346" calcext:value-type="float">
            <text:p>0.137346</text:p>
          </table:table-cell>
          <table:table-cell table:style-name="ce13" table:formula="of:=[.AU10]-[.AW10]" office:value-type="float" office:value="-0.000271999999999994" calcext:value-type="float">
            <text:p>-0.000272</text:p>
          </table:table-cell>
          <table:table-cell table:style-name="ce15" office:value-type="float" office:value="0.137996" calcext:value-type="float">
            <text:p>0.137996</text:p>
          </table:table-cell>
          <table:table-cell table:style-name="ce13" table:formula="of:=[.AW10]-[.AY10]" office:value-type="float" office:value="-0.000650000000000012" calcext:value-type="float">
            <text:p>-0.00065</text:p>
          </table:table-cell>
          <table:table-cell table:style-name="ce15" office:value-type="float" office:value="0.138236" calcext:value-type="float">
            <text:p>0.138236</text:p>
          </table:table-cell>
          <table:table-cell table:style-name="ce13" table:formula="of:=[.AY10]-[.BA10]" office:value-type="float" office:value="-0.00023999999999999" calcext:value-type="float">
            <text:p>-0.00024</text:p>
          </table:table-cell>
          <table:table-cell table:style-name="ce15" office:value-type="float" office:value="0.137074" calcext:value-type="float">
            <text:p>0.137074</text:p>
          </table:table-cell>
          <table:table-cell table:style-name="ce13" table:formula="of:=[.BA10]-[.BC10]" office:value-type="float" office:value="0.001162" calcext:value-type="float">
            <text:p>0.001162</text:p>
          </table:table-cell>
          <table:table-cell table:style-name="ce15" office:value-type="float" office:value="0.137067" calcext:value-type="float">
            <text:p>0.137067</text:p>
          </table:table-cell>
          <table:table-cell table:style-name="ce13" table:formula="of:=[.BC10]-[.BE10]" office:value-type="float" office:value="0.000007000000000007" calcext:value-type="float">
            <text:p>7.000000000007E-06</text:p>
          </table:table-cell>
          <table:table-cell table:style-name="ce15" office:value-type="float" office:value="0.137406" calcext:value-type="float">
            <text:p>0.137406</text:p>
          </table:table-cell>
          <table:table-cell table:style-name="ce13" table:formula="of:=[.BE10]-[.BG10]" office:value-type="float" office:value="-0.000339000000000006" calcext:value-type="float">
            <text:p>-0.000339</text:p>
          </table:table-cell>
          <table:table-cell table:style-name="ce15" office:value-type="float" office:value="0.137069" calcext:value-type="float">
            <text:p>0.137069</text:p>
          </table:table-cell>
          <table:table-cell table:style-name="ce13" table:formula="of:=[.BG10]-[.BI10]" office:value-type="float" office:value="0.000337000000000004" calcext:value-type="float">
            <text:p>0.000337</text:p>
          </table:table-cell>
          <table:table-cell/>
          <table:table-cell table:style-name="ce13" table:formula="of:=[.BI10]-[.BK10]" office:value-type="float" office:value="0.137069" calcext:value-type="float">
            <text:p>0.137069</text:p>
          </table:table-cell>
          <table:table-cell table:number-columns-repeated="960"/>
        </table:table-row>
        <table:table-row table:style-name="ro2">
          <table:table-cell table:style-name="ce2" office:value-type="string" calcext:value-type="string">
            <text:p>CatBoostRegressor</text:p>
          </table:table-cell>
          <table:table-cell table:style-name="ce6" office:value-type="float" office:value="0.135069" calcext:value-type="float">
            <text:p>0.135069</text:p>
          </table:table-cell>
          <table:table-cell table:style-name="ce11" office:value-type="float" office:value="0.137618" calcext:value-type="float">
            <text:p>0.137618</text:p>
          </table:table-cell>
          <table:table-cell table:style-name="ce13" table:formula="of:=[.B11]-[.C11]" office:value-type="float" office:value="-0.002549" calcext:value-type="float">
            <text:p>-0.002549</text:p>
          </table:table-cell>
          <table:table-cell table:style-name="ce15" office:value-type="float" office:value="0.135275" calcext:value-type="float">
            <text:p>0.135275</text:p>
          </table:table-cell>
          <table:table-cell table:style-name="ce13" table:formula="of:=[.B11]-[.E11]" office:value-type="float" office:value="-0.000206000000000012" calcext:value-type="float">
            <text:p>-0.000206</text:p>
          </table:table-cell>
          <table:table-cell table:style-name="ce15" office:value-type="float" office:value="0.134105" calcext:value-type="float">
            <text:p>0.134105</text:p>
          </table:table-cell>
          <table:table-cell table:style-name="ce13" table:formula="of:=[.E11]-[.G11]" office:value-type="float" office:value="0.00117" calcext:value-type="float">
            <text:p>0.00117</text:p>
          </table:table-cell>
          <table:table-cell table:style-name="ce15" office:value-type="float" office:value="0.133272" calcext:value-type="float">
            <text:p>0.133272</text:p>
          </table:table-cell>
          <table:table-cell table:style-name="ce13" table:formula="of:=[.G11]-[.I11]" office:value-type="float" office:value="0.000833" calcext:value-type="float">
            <text:p>0.000833</text:p>
          </table:table-cell>
          <table:table-cell table:style-name="ce15" office:value-type="float" office:value="0.133014" calcext:value-type="float">
            <text:p>0.133014</text:p>
          </table:table-cell>
          <table:table-cell table:style-name="ce13" table:formula="of:=[.I11]-[.K11]" office:value-type="float" office:value="0.000258000000000008" calcext:value-type="float">
            <text:p>0.000258</text:p>
          </table:table-cell>
          <table:table-cell table:style-name="ce15" office:value-type="float" office:value="0.131816" calcext:value-type="float">
            <text:p>0.131816</text:p>
          </table:table-cell>
          <table:table-cell table:style-name="ce13" table:formula="of:=[.K11]-[.M11]" office:value-type="float" office:value="0.001198" calcext:value-type="float">
            <text:p>0.001198</text:p>
          </table:table-cell>
          <table:table-cell table:style-name="ce15" office:value-type="float" office:value="0.131816" calcext:value-type="float">
            <text:p>0.131816</text:p>
          </table:table-cell>
          <table:table-cell table:style-name="ce13" table:formula="of:=[.M11]-[.O11]" office:value-type="float" office:value="0" calcext:value-type="float">
            <text:p>0</text:p>
          </table:table-cell>
          <table:table-cell table:style-name="ce15" office:value-type="float" office:value="0.132643" calcext:value-type="float">
            <text:p>0.132643</text:p>
          </table:table-cell>
          <table:table-cell table:style-name="ce13" table:formula="of:=[.O11]-[.Q11]" office:value-type="float" office:value="-0.000826999999999994" calcext:value-type="float">
            <text:p>-0.000827</text:p>
          </table:table-cell>
          <table:table-cell table:style-name="ce15" office:value-type="float" office:value="0.133467" calcext:value-type="float">
            <text:p>0.133467</text:p>
          </table:table-cell>
          <table:table-cell table:style-name="ce13" table:formula="of:=[.Q11]-[.S11]" office:value-type="float" office:value="-0.000824000000000019" calcext:value-type="float">
            <text:p>-0.000824</text:p>
          </table:table-cell>
          <table:table-cell table:style-name="ce15" office:value-type="float" office:value="0.132592" calcext:value-type="float">
            <text:p>0.132592</text:p>
          </table:table-cell>
          <table:table-cell table:style-name="ce13" table:formula="of:=[.S11]-[.U11]" office:value-type="float" office:value="0.000875000000000015" calcext:value-type="float">
            <text:p>0.000875</text:p>
          </table:table-cell>
          <table:table-cell table:style-name="ce15" office:value-type="float" office:value="0.132592" calcext:value-type="float">
            <text:p>0.132592</text:p>
          </table:table-cell>
          <table:table-cell table:style-name="ce13" table:formula="of:=[.U11]-[.W11]" office:value-type="float" office:value="0" calcext:value-type="float">
            <text:p>0</text:p>
          </table:table-cell>
          <table:table-cell table:style-name="ce15" office:value-type="float" office:value="0.134252" calcext:value-type="float">
            <text:p>0.134252</text:p>
          </table:table-cell>
          <table:table-cell table:style-name="ce13" table:formula="of:=[.W11]-[.Y11]" office:value-type="float" office:value="-0.00165999999999999" calcext:value-type="float">
            <text:p>-0.00166</text:p>
          </table:table-cell>
          <table:table-cell table:style-name="ce15" office:value-type="float" office:value="0.132416" calcext:value-type="float">
            <text:p>0.132416</text:p>
          </table:table-cell>
          <table:table-cell table:style-name="ce13" table:formula="of:=[.Y11]-[.AA11]" office:value-type="float" office:value="0.00183599999999998" calcext:value-type="float">
            <text:p>0.001836</text:p>
          </table:table-cell>
          <table:table-cell table:style-name="ce15" office:value-type="float" office:value="0.130203" calcext:value-type="float">
            <text:p>0.130203</text:p>
          </table:table-cell>
          <table:table-cell table:style-name="ce13" table:formula="of:=[.AA11]-[.AC11]" office:value-type="float" office:value="0.00221300000000002" calcext:value-type="float">
            <text:p>0.002213</text:p>
          </table:table-cell>
          <table:table-cell table:style-name="ce15" office:value-type="float" office:value="0.129774" calcext:value-type="float">
            <text:p>0.129774</text:p>
          </table:table-cell>
          <table:table-cell table:style-name="ce13" table:formula="of:=[.AC11]-[.AE11]" office:value-type="float" office:value="0.000428999999999985" calcext:value-type="float">
            <text:p>0.000429</text:p>
          </table:table-cell>
          <table:table-cell table:style-name="ce15" office:value-type="float" office:value="0.128279" calcext:value-type="float">
            <text:p>0.128279</text:p>
          </table:table-cell>
          <table:table-cell table:style-name="ce13" table:formula="of:=[.AE11]-[.AG11]" office:value-type="float" office:value="0.001495" calcext:value-type="float">
            <text:p>0.001495</text:p>
          </table:table-cell>
          <table:table-cell table:style-name="ce15" office:value-type="float" office:value="0.128237" calcext:value-type="float">
            <text:p>0.128237</text:p>
          </table:table-cell>
          <table:table-cell table:style-name="ce13" table:formula="of:=[.AG11]-[.AI11]" office:value-type="float" office:value="0.0000420000000000143" calcext:value-type="float">
            <text:p>4.20000000000143E-05</text:p>
          </table:table-cell>
          <table:table-cell table:style-name="ce15" office:value-type="float" office:value="0.129435" calcext:value-type="float">
            <text:p>0.129435</text:p>
          </table:table-cell>
          <table:table-cell table:style-name="ce13" table:formula="of:=[.AI11]-[.AK11]" office:value-type="float" office:value="-0.001198" calcext:value-type="float">
            <text:p>-0.001198</text:p>
          </table:table-cell>
          <table:table-cell table:style-name="ce15" office:value-type="float" office:value="0.12927" calcext:value-type="float">
            <text:p>0.12927</text:p>
          </table:table-cell>
          <table:table-cell table:style-name="ce13" table:formula="of:=[.AK11]-[.AM11]" office:value-type="float" office:value="0.000164999999999998" calcext:value-type="float">
            <text:p>0.000165</text:p>
          </table:table-cell>
          <table:table-cell table:style-name="ce15" office:value-type="float" office:value="0.1297" calcext:value-type="float">
            <text:p>0.1297</text:p>
          </table:table-cell>
          <table:table-cell table:style-name="ce13" table:formula="of:=[.AM11]-[.AO11]" office:value-type="float" office:value="-0.000429999999999986" calcext:value-type="float">
            <text:p>-0.00043</text:p>
          </table:table-cell>
          <table:table-cell table:style-name="ce15" office:value-type="float" office:value="0.1297" calcext:value-type="float">
            <text:p>0.1297</text:p>
          </table:table-cell>
          <table:table-cell table:style-name="ce13" table:formula="of:=[.AO11]-[.AQ11]" office:value-type="float" office:value="0" calcext:value-type="float">
            <text:p>0</text:p>
          </table:table-cell>
          <table:table-cell table:style-name="ce15" office:value-type="float" office:value="0.1297" calcext:value-type="float">
            <text:p>0.1297</text:p>
          </table:table-cell>
          <table:table-cell table:style-name="ce13" table:formula="of:=[.AQ11]-[.AS11]" office:value-type="float" office:value="0" calcext:value-type="float">
            <text:p>0</text:p>
          </table:table-cell>
          <table:table-cell table:style-name="ce15" office:value-type="float" office:value="0.130802" calcext:value-type="float">
            <text:p>0.130802</text:p>
          </table:table-cell>
          <table:table-cell table:style-name="ce13" table:formula="of:=[.AS11]-[.AU11]" office:value-type="float" office:value="-0.00110200000000002" calcext:value-type="float">
            <text:p>-0.001102</text:p>
          </table:table-cell>
          <table:table-cell table:style-name="ce15" office:value-type="float" office:value="0.127188" calcext:value-type="float">
            <text:p>0.127188</text:p>
          </table:table-cell>
          <table:table-cell table:style-name="ce13" table:formula="of:=[.AU11]-[.AW11]" office:value-type="float" office:value="0.00361400000000001" calcext:value-type="float">
            <text:p>0.003614</text:p>
          </table:table-cell>
          <table:table-cell table:style-name="ce15" office:value-type="float" office:value="0.127591" calcext:value-type="float">
            <text:p>0.127591</text:p>
          </table:table-cell>
          <table:table-cell table:style-name="ce13" table:formula="of:=[.AW11]-[.AY11]" office:value-type="float" office:value="-0.000402999999999987" calcext:value-type="float">
            <text:p>-0.000403</text:p>
          </table:table-cell>
          <table:table-cell table:style-name="ce15" office:value-type="float" office:value="0.128201" calcext:value-type="float">
            <text:p>0.128201</text:p>
          </table:table-cell>
          <table:table-cell table:style-name="ce13" table:formula="of:=[.AY11]-[.BA11]" office:value-type="float" office:value="-0.000609999999999999" calcext:value-type="float">
            <text:p>-0.00061</text:p>
          </table:table-cell>
          <table:table-cell table:style-name="ce15" office:value-type="float" office:value="0.130802" calcext:value-type="float">
            <text:p>0.130802</text:p>
          </table:table-cell>
          <table:table-cell table:style-name="ce13" table:formula="of:=[.BA11]-[.BC11]" office:value-type="float" office:value="-0.00260100000000002" calcext:value-type="float">
            <text:p>-0.002601</text:p>
          </table:table-cell>
          <table:table-cell table:style-name="ce15" office:value-type="float" office:value="0.129234" calcext:value-type="float">
            <text:p>0.129234</text:p>
          </table:table-cell>
          <table:table-cell table:style-name="ce13" table:formula="of:=[.BC11]-[.BE11]" office:value-type="float" office:value="0.00156800000000001" calcext:value-type="float">
            <text:p>0.001568</text:p>
          </table:table-cell>
          <table:table-cell table:style-name="ce15" office:value-type="float" office:value="0.129716" calcext:value-type="float">
            <text:p>0.129716</text:p>
          </table:table-cell>
          <table:table-cell table:style-name="ce13" table:formula="of:=[.BE11]-[.BG11]" office:value-type="float" office:value="-0.00048200000000001" calcext:value-type="float">
            <text:p>-0.000482</text:p>
          </table:table-cell>
          <table:table-cell table:style-name="ce15" office:value-type="float" office:value="0.128104" calcext:value-type="float">
            <text:p>0.128104</text:p>
          </table:table-cell>
          <table:table-cell table:style-name="ce13" table:formula="of:=[.BG11]-[.BI11]" office:value-type="float" office:value="0.001612" calcext:value-type="float">
            <text:p>0.001612</text:p>
          </table:table-cell>
          <table:table-cell/>
          <table:table-cell table:style-name="ce13" table:formula="of:=[.BI11]-[.BK11]" office:value-type="float" office:value="0.128104" calcext:value-type="float">
            <text:p>0.128104</text:p>
          </table:table-cell>
          <table:table-cell table:number-columns-repeated="960"/>
        </table:table-row>
        <table:table-row table:style-name="ro2">
          <table:table-cell table:style-name="ce2" office:value-type="string" calcext:value-type="string">
            <text:p>XGBRegressor Grid</text:p>
          </table:table-cell>
          <table:table-cell table:style-name="ce6" office:value-type="float" office:value="0.369437" calcext:value-type="float">
            <text:p>0.369437</text:p>
          </table:table-cell>
          <table:table-cell table:style-name="ce11" office:value-type="float" office:value="0.370862" calcext:value-type="float">
            <text:p>0.370862</text:p>
          </table:table-cell>
          <table:table-cell table:style-name="ce13" table:formula="of:=[.B12]-[.C12]" office:value-type="float" office:value="-0.00142500000000001" calcext:value-type="float">
            <text:p>-0.001425</text:p>
          </table:table-cell>
          <table:table-cell table:style-name="ce15" office:value-type="float" office:value="0.37141" calcext:value-type="float">
            <text:p>0.37141</text:p>
          </table:table-cell>
          <table:table-cell table:style-name="ce13" table:formula="of:=[.B12]-[.E12]" office:value-type="float" office:value="-0.001973" calcext:value-type="float">
            <text:p>-0.001973</text:p>
          </table:table-cell>
          <table:table-cell table:style-name="ce15" office:value-type="float" office:value="0.368344" calcext:value-type="float">
            <text:p>0.368344</text:p>
          </table:table-cell>
          <table:table-cell table:style-name="ce13" table:formula="of:=[.E12]-[.G12]" office:value-type="float" office:value="0.00306599999999996" calcext:value-type="float">
            <text:p>0.003066</text:p>
          </table:table-cell>
          <table:table-cell table:style-name="ce15" office:value-type="float" office:value="0.370085" calcext:value-type="float">
            <text:p>0.370085</text:p>
          </table:table-cell>
          <table:table-cell table:style-name="ce13" table:formula="of:=[.G12]-[.I12]" office:value-type="float" office:value="-0.00174099999999999" calcext:value-type="float">
            <text:p>-0.001741</text:p>
          </table:table-cell>
          <table:table-cell table:style-name="ce15" office:value-type="float" office:value="0.371367" calcext:value-type="float">
            <text:p>0.371367</text:p>
          </table:table-cell>
          <table:table-cell table:style-name="ce13" table:formula="of:=[.I12]-[.K12]" office:value-type="float" office:value="-0.00128200000000001" calcext:value-type="float">
            <text:p>-0.001282</text:p>
          </table:table-cell>
          <table:table-cell table:style-name="ce15" office:value-type="float" office:value="0.370821" calcext:value-type="float">
            <text:p>0.370821</text:p>
          </table:table-cell>
          <table:table-cell table:style-name="ce13" table:formula="of:=[.K12]-[.M12]" office:value-type="float" office:value="0.000546000000000046" calcext:value-type="float">
            <text:p>0.000546</text:p>
          </table:table-cell>
          <table:table-cell table:style-name="ce15" office:value-type="float" office:value="0.370821" calcext:value-type="float">
            <text:p>0.370821</text:p>
          </table:table-cell>
          <table:table-cell table:style-name="ce13" table:formula="of:=[.M12]-[.O12]" office:value-type="float" office:value="0" calcext:value-type="float">
            <text:p>0</text:p>
          </table:table-cell>
          <table:table-cell table:style-name="ce15" office:value-type="float" office:value="0.371915" calcext:value-type="float">
            <text:p>0.371915</text:p>
          </table:table-cell>
          <table:table-cell table:style-name="ce13" table:formula="of:=[.O12]-[.Q12]" office:value-type="float" office:value="-0.00109400000000004" calcext:value-type="float">
            <text:p>-0.001094</text:p>
          </table:table-cell>
          <table:table-cell table:style-name="ce15" office:value-type="float" office:value="0.36864" calcext:value-type="float">
            <text:p>0.36864</text:p>
          </table:table-cell>
          <table:table-cell table:style-name="ce13" table:formula="of:=[.Q12]-[.S12]" office:value-type="float" office:value="0.00327500000000003" calcext:value-type="float">
            <text:p>0.003275</text:p>
          </table:table-cell>
          <table:table-cell table:style-name="ce15" office:value-type="float" office:value="0.371806" calcext:value-type="float">
            <text:p>0.371806</text:p>
          </table:table-cell>
          <table:table-cell table:style-name="ce13" table:formula="of:=[.S12]-[.U12]" office:value-type="float" office:value="-0.003166" calcext:value-type="float">
            <text:p>-0.003166</text:p>
          </table:table-cell>
          <table:table-cell table:style-name="ce15" office:value-type="float" office:value="0.371806" calcext:value-type="float">
            <text:p>0.371806</text:p>
          </table:table-cell>
          <table:table-cell table:style-name="ce13" table:formula="of:=[.U12]-[.W12]" office:value-type="float" office:value="0" calcext:value-type="float">
            <text:p>0</text:p>
          </table:table-cell>
          <table:table-cell table:style-name="ce15" office:value-type="float" office:value="0.370512" calcext:value-type="float">
            <text:p>0.370512</text:p>
          </table:table-cell>
          <table:table-cell table:style-name="ce13" table:formula="of:=[.W12]-[.Y12]" office:value-type="float" office:value="0.00129399999999996" calcext:value-type="float">
            <text:p>0.001294</text:p>
          </table:table-cell>
          <table:table-cell table:style-name="ce15" office:value-type="float" office:value="0.370857" calcext:value-type="float">
            <text:p>0.370857</text:p>
          </table:table-cell>
          <table:table-cell table:style-name="ce13" table:formula="of:=[.Y12]-[.AA12]" office:value-type="float" office:value="-0.000344999999999984" calcext:value-type="float">
            <text:p>-0.000345</text:p>
          </table:table-cell>
          <table:table-cell table:style-name="ce15" office:value-type="float" office:value="0.369205" calcext:value-type="float">
            <text:p>0.369205</text:p>
          </table:table-cell>
          <table:table-cell table:style-name="ce13" table:formula="of:=[.AA12]-[.AC12]" office:value-type="float" office:value="0.00165199999999999" calcext:value-type="float">
            <text:p>0.001652</text:p>
          </table:table-cell>
          <table:table-cell table:style-name="ce15" office:value-type="float" office:value="0.36698" calcext:value-type="float">
            <text:p>0.36698</text:p>
          </table:table-cell>
          <table:table-cell table:style-name="ce13" table:formula="of:=[.AC12]-[.AE12]" office:value-type="float" office:value="0.00222500000000003" calcext:value-type="float">
            <text:p>0.002225</text:p>
          </table:table-cell>
          <table:table-cell table:style-name="ce15" office:value-type="float" office:value="0.366873" calcext:value-type="float">
            <text:p>0.366873</text:p>
          </table:table-cell>
          <table:table-cell table:style-name="ce13" table:formula="of:=[.AE12]-[.AG12]" office:value-type="float" office:value="0.000106999999999968" calcext:value-type="float">
            <text:p>0.000107</text:p>
          </table:table-cell>
          <table:table-cell table:style-name="ce15" office:value-type="float" office:value="0.365358" calcext:value-type="float">
            <text:p>0.365358</text:p>
          </table:table-cell>
          <table:table-cell table:style-name="ce13" table:formula="of:=[.AG12]-[.AI12]" office:value-type="float" office:value="0.00151500000000004" calcext:value-type="float">
            <text:p>0.001515</text:p>
          </table:table-cell>
          <table:table-cell table:style-name="ce15" office:value-type="float" office:value="0.365565" calcext:value-type="float">
            <text:p>0.365565</text:p>
          </table:table-cell>
          <table:table-cell table:style-name="ce13" table:formula="of:=[.AI12]-[.AK12]" office:value-type="float" office:value="-0.000207000000000013" calcext:value-type="float">
            <text:p>-0.000207</text:p>
          </table:table-cell>
          <table:table-cell table:style-name="ce15" office:value-type="float" office:value="0.366286" calcext:value-type="float">
            <text:p>0.366286</text:p>
          </table:table-cell>
          <table:table-cell table:style-name="ce13" table:formula="of:=[.AK12]-[.AM12]" office:value-type="float" office:value="-0.000721000000000027" calcext:value-type="float">
            <text:p>-0.000721</text:p>
          </table:table-cell>
          <table:table-cell table:style-name="ce15" office:value-type="float" office:value="0.364764" calcext:value-type="float">
            <text:p>0.364764</text:p>
          </table:table-cell>
          <table:table-cell table:style-name="ce13" table:formula="of:=[.AM12]-[.AO12]" office:value-type="float" office:value="0.00152200000000002" calcext:value-type="float">
            <text:p>0.001522</text:p>
          </table:table-cell>
          <table:table-cell table:style-name="ce15" office:value-type="float" office:value="0.364551" calcext:value-type="float">
            <text:p>0.364551</text:p>
          </table:table-cell>
          <table:table-cell table:style-name="ce13" table:formula="of:=[.AO12]-[.AQ12]" office:value-type="float" office:value="0.000213000000000019" calcext:value-type="float">
            <text:p>0.000213</text:p>
          </table:table-cell>
          <table:table-cell table:style-name="ce15" office:value-type="float" office:value="0.364405" calcext:value-type="float">
            <text:p>0.364405</text:p>
          </table:table-cell>
          <table:table-cell table:style-name="ce13" table:formula="of:=[.AQ12]-[.AS12]" office:value-type="float" office:value="0.000145999999999979" calcext:value-type="float">
            <text:p>0.000146</text:p>
          </table:table-cell>
          <table:table-cell table:style-name="ce15" office:value-type="float" office:value="0.365373" calcext:value-type="float">
            <text:p>0.365373</text:p>
          </table:table-cell>
          <table:table-cell table:style-name="ce13" table:formula="of:=[.AS12]-[.AU12]" office:value-type="float" office:value="-0.000968000000000024" calcext:value-type="float">
            <text:p>-0.000968</text:p>
          </table:table-cell>
          <table:table-cell table:style-name="ce15" office:value-type="float" office:value="0.365852" calcext:value-type="float">
            <text:p>0.365852</text:p>
          </table:table-cell>
          <table:table-cell table:style-name="ce13" table:formula="of:=[.AU12]-[.AW12]" office:value-type="float" office:value="-0.000479000000000007" calcext:value-type="float">
            <text:p>-0.000479</text:p>
          </table:table-cell>
          <table:table-cell table:style-name="ce15" office:value-type="float" office:value="0.365531" calcext:value-type="float">
            <text:p>0.365531</text:p>
          </table:table-cell>
          <table:table-cell table:style-name="ce13" table:formula="of:=[.AW12]-[.AY12]" office:value-type="float" office:value="0.000321000000000016" calcext:value-type="float">
            <text:p>0.000321</text:p>
          </table:table-cell>
          <table:table-cell table:style-name="ce15" office:value-type="float" office:value="0.364884" calcext:value-type="float">
            <text:p>0.364884</text:p>
          </table:table-cell>
          <table:table-cell table:style-name="ce13" table:formula="of:=[.AY12]-[.BA12]" office:value-type="float" office:value="0.000647000000000009" calcext:value-type="float">
            <text:p>0.000647</text:p>
          </table:table-cell>
          <table:table-cell table:style-name="ce15" office:value-type="float" office:value="0.365373" calcext:value-type="float">
            <text:p>0.365373</text:p>
          </table:table-cell>
          <table:table-cell table:style-name="ce13" table:formula="of:=[.BA12]-[.BC12]" office:value-type="float" office:value="-0.000489000000000017" calcext:value-type="float">
            <text:p>-0.000489</text:p>
          </table:table-cell>
          <table:table-cell table:style-name="ce15" office:value-type="float" office:value="0.366115" calcext:value-type="float">
            <text:p>0.366115</text:p>
          </table:table-cell>
          <table:table-cell table:style-name="ce13" table:formula="of:=[.BC12]-[.BE12]" office:value-type="float" office:value="-0.000741999999999965" calcext:value-type="float">
            <text:p>-0.000742</text:p>
          </table:table-cell>
          <table:table-cell table:style-name="ce15" office:value-type="float" office:value="0.366603" calcext:value-type="float">
            <text:p>0.366603</text:p>
          </table:table-cell>
          <table:table-cell table:style-name="ce13" table:formula="of:=[.BE12]-[.BG12]" office:value-type="float" office:value="-0.000487999999999988" calcext:value-type="float">
            <text:p>-0.000488</text:p>
          </table:table-cell>
          <table:table-cell table:style-name="ce15" office:value-type="float" office:value="0.368923" calcext:value-type="float">
            <text:p>0.368923</text:p>
          </table:table-cell>
          <table:table-cell table:style-name="ce13" table:formula="of:=[.BG12]-[.BI12]" office:value-type="float" office:value="-0.00232000000000004" calcext:value-type="float">
            <text:p>-0.00232</text:p>
          </table:table-cell>
          <table:table-cell/>
          <table:table-cell table:style-name="ce13" table:formula="of:=[.BI12]-[.BK12]" office:value-type="float" office:value="0.368923" calcext:value-type="float">
            <text:p>0.368923</text:p>
          </table:table-cell>
          <table:table-cell table:number-columns-repeated="960"/>
        </table:table-row>
        <table:table-row table:style-name="ro2">
          <table:table-cell table:style-name="ce2" office:value-type="string" calcext:value-type="string">
            <text:p>XGBRegressor</text:p>
          </table:table-cell>
          <table:table-cell table:style-name="ce6" office:value-type="float" office:value="0.175747" calcext:value-type="float">
            <text:p>0.175747</text:p>
          </table:table-cell>
          <table:table-cell table:style-name="ce11" office:value-type="float" office:value="0.175427" calcext:value-type="float">
            <text:p>0.175427</text:p>
          </table:table-cell>
          <table:table-cell table:style-name="ce13" table:formula="of:=[.B13]-[.C13]" office:value-type="float" office:value="0.000319999999999987" calcext:value-type="float">
            <text:p>0.00032</text:p>
          </table:table-cell>
          <table:table-cell table:style-name="ce15" office:value-type="float" office:value="0.175594" calcext:value-type="float">
            <text:p>0.175594</text:p>
          </table:table-cell>
          <table:table-cell table:style-name="ce13" table:formula="of:=[.B13]-[.E13]" office:value-type="float" office:value="0.000152999999999986" calcext:value-type="float">
            <text:p>0.000153</text:p>
          </table:table-cell>
          <table:table-cell table:style-name="ce15" office:value-type="float" office:value="0.1755" calcext:value-type="float">
            <text:p>0.1755</text:p>
          </table:table-cell>
          <table:table-cell table:style-name="ce13" table:formula="of:=[.E13]-[.G13]" office:value-type="float" office:value="0.0000940000000000107" calcext:value-type="float">
            <text:p>9.40000000000107E-05</text:p>
          </table:table-cell>
          <table:table-cell table:style-name="ce15" office:value-type="float" office:value="0.175042" calcext:value-type="float">
            <text:p>0.175042</text:p>
          </table:table-cell>
          <table:table-cell table:style-name="ce13" table:formula="of:=[.G13]-[.I13]" office:value-type="float" office:value="0.000457999999999986" calcext:value-type="float">
            <text:p>0.000458</text:p>
          </table:table-cell>
          <table:table-cell table:style-name="ce15" office:value-type="float" office:value="0.175345" calcext:value-type="float">
            <text:p>0.175345</text:p>
          </table:table-cell>
          <table:table-cell table:style-name="ce13" table:formula="of:=[.I13]-[.K13]" office:value-type="float" office:value="-0.000302999999999998" calcext:value-type="float">
            <text:p>-0.000303</text:p>
          </table:table-cell>
          <table:table-cell table:style-name="ce15" office:value-type="float" office:value="0.175114" calcext:value-type="float">
            <text:p>0.175114</text:p>
          </table:table-cell>
          <table:table-cell table:style-name="ce13" table:formula="of:=[.K13]-[.M13]" office:value-type="float" office:value="0.000231000000000009" calcext:value-type="float">
            <text:p>0.000231</text:p>
          </table:table-cell>
          <table:table-cell table:style-name="ce15" office:value-type="float" office:value="0.175114" calcext:value-type="float">
            <text:p>0.175114</text:p>
          </table:table-cell>
          <table:table-cell table:style-name="ce13" table:formula="of:=[.M13]-[.O13]" office:value-type="float" office:value="0" calcext:value-type="float">
            <text:p>0</text:p>
          </table:table-cell>
          <table:table-cell table:style-name="ce15" office:value-type="float" office:value="0.174649" calcext:value-type="float">
            <text:p>0.174649</text:p>
          </table:table-cell>
          <table:table-cell table:style-name="ce13" table:formula="of:=[.O13]-[.Q13]" office:value-type="float" office:value="0.000464999999999993" calcext:value-type="float">
            <text:p>0.000465</text:p>
          </table:table-cell>
          <table:table-cell table:style-name="ce15" office:value-type="float" office:value="0.174649" calcext:value-type="float">
            <text:p>0.174649</text:p>
          </table:table-cell>
          <table:table-cell table:style-name="ce13" table:formula="of:=[.Q13]-[.S13]" office:value-type="float" office:value="0" calcext:value-type="float">
            <text:p>0</text:p>
          </table:table-cell>
          <table:table-cell table:style-name="ce15" office:value-type="float" office:value="0.174046" calcext:value-type="float">
            <text:p>0.174046</text:p>
          </table:table-cell>
          <table:table-cell table:style-name="ce13" table:formula="of:=[.S13]-[.U13]" office:value-type="float" office:value="0.00060300000000002" calcext:value-type="float">
            <text:p>0.000603</text:p>
          </table:table-cell>
          <table:table-cell table:style-name="ce15" office:value-type="float" office:value="0.174046" calcext:value-type="float">
            <text:p>0.174046</text:p>
          </table:table-cell>
          <table:table-cell table:style-name="ce13" table:formula="of:=[.U13]-[.W13]" office:value-type="float" office:value="0" calcext:value-type="float">
            <text:p>0</text:p>
          </table:table-cell>
          <table:table-cell table:style-name="ce15" office:value-type="float" office:value="0.174046" calcext:value-type="float">
            <text:p>0.174046</text:p>
          </table:table-cell>
          <table:table-cell table:style-name="ce13" table:formula="of:=[.W13]-[.Y13]" office:value-type="float" office:value="0" calcext:value-type="float">
            <text:p>0</text:p>
          </table:table-cell>
          <table:table-cell table:style-name="ce15" office:value-type="float" office:value="0.174046" calcext:value-type="float">
            <text:p>0.174046</text:p>
          </table:table-cell>
          <table:table-cell table:style-name="ce13" table:formula="of:=[.Y13]-[.AA13]" office:value-type="float" office:value="0" calcext:value-type="float">
            <text:p>0</text:p>
          </table:table-cell>
          <table:table-cell table:style-name="ce15" office:value-type="float" office:value="0.168655" calcext:value-type="float">
            <text:p>0.168655</text:p>
          </table:table-cell>
          <table:table-cell table:style-name="ce13" table:formula="of:=[.AA13]-[.AC13]" office:value-type="float" office:value="0.00539099999999998" calcext:value-type="float">
            <text:p>0.005391</text:p>
          </table:table-cell>
          <table:table-cell table:style-name="ce15" office:value-type="float" office:value="0.168277" calcext:value-type="float">
            <text:p>0.168277</text:p>
          </table:table-cell>
          <table:table-cell table:style-name="ce13" table:formula="of:=[.AC13]-[.AE13]" office:value-type="float" office:value="0.000378000000000017" calcext:value-type="float">
            <text:p>0.000378</text:p>
          </table:table-cell>
          <table:table-cell table:style-name="ce15" office:value-type="float" office:value="0.16807" calcext:value-type="float">
            <text:p>0.16807</text:p>
          </table:table-cell>
          <table:table-cell table:style-name="ce13" table:formula="of:=[.AE13]-[.AG13]" office:value-type="float" office:value="0.000206999999999985" calcext:value-type="float">
            <text:p>0.000207</text:p>
          </table:table-cell>
          <table:table-cell table:style-name="ce15" office:value-type="float" office:value="0.16807" calcext:value-type="float">
            <text:p>0.16807</text:p>
          </table:table-cell>
          <table:table-cell table:style-name="ce13" table:formula="of:=[.AG13]-[.AI13]" office:value-type="float" office:value="0" calcext:value-type="float">
            <text:p>0</text:p>
          </table:table-cell>
          <table:table-cell table:style-name="ce15" office:value-type="float" office:value="0.168072" calcext:value-type="float">
            <text:p>0.168072</text:p>
          </table:table-cell>
          <table:table-cell table:style-name="ce13" table:formula="of:=[.AI13]-[.AK13]" office:value-type="float" office:value="-0.000002000000000002" calcext:value-type="float">
            <text:p>-2.000000000002E-06</text:p>
          </table:table-cell>
          <table:table-cell table:style-name="ce15" office:value-type="float" office:value="0.16805" calcext:value-type="float">
            <text:p>0.16805</text:p>
          </table:table-cell>
          <table:table-cell table:style-name="ce13" table:formula="of:=[.AK13]-[.AM13]" office:value-type="float" office:value="0.0000219999999999942" calcext:value-type="float">
            <text:p>2.19999999999942E-05</text:p>
          </table:table-cell>
          <table:table-cell table:style-name="ce15" office:value-type="float" office:value="0.167844" calcext:value-type="float">
            <text:p>0.167844</text:p>
          </table:table-cell>
          <table:table-cell table:style-name="ce13" table:formula="of:=[.AM13]-[.AO13]" office:value-type="float" office:value="0.000206000000000012" calcext:value-type="float">
            <text:p>0.000206</text:p>
          </table:table-cell>
          <table:table-cell table:style-name="ce15" office:value-type="float" office:value="0.167844" calcext:value-type="float">
            <text:p>0.167844</text:p>
          </table:table-cell>
          <table:table-cell table:style-name="ce13" table:formula="of:=[.AO13]-[.AQ13]" office:value-type="float" office:value="0" calcext:value-type="float">
            <text:p>0</text:p>
          </table:table-cell>
          <table:table-cell table:style-name="ce15" office:value-type="float" office:value="0.167844" calcext:value-type="float">
            <text:p>0.167844</text:p>
          </table:table-cell>
          <table:table-cell table:style-name="ce13" table:formula="of:=[.AQ13]-[.AS13]" office:value-type="float" office:value="0" calcext:value-type="float">
            <text:p>0</text:p>
          </table:table-cell>
          <table:table-cell table:style-name="ce15" office:value-type="float" office:value="0.167853" calcext:value-type="float">
            <text:p>0.167853</text:p>
          </table:table-cell>
          <table:table-cell table:style-name="ce13" table:formula="of:=[.AS13]-[.AU13]" office:value-type="float" office:value="-0.000009000000000009" calcext:value-type="float">
            <text:p>-9.000000000009E-06</text:p>
          </table:table-cell>
          <table:table-cell table:style-name="ce15" office:value-type="float" office:value="0.167853" calcext:value-type="float">
            <text:p>0.167853</text:p>
          </table:table-cell>
          <table:table-cell table:style-name="ce13" table:formula="of:=[.AU13]-[.AW13]" office:value-type="float" office:value="0" calcext:value-type="float">
            <text:p>0</text:p>
          </table:table-cell>
          <table:table-cell table:style-name="ce15" office:value-type="float" office:value="0.167348" calcext:value-type="float">
            <text:p>0.167348</text:p>
          </table:table-cell>
          <table:table-cell table:style-name="ce13" table:formula="of:=[.AW13]-[.AY13]" office:value-type="float" office:value="0.000505000000000005" calcext:value-type="float">
            <text:p>0.000505</text:p>
          </table:table-cell>
          <table:table-cell table:style-name="ce15" office:value-type="float" office:value="0.167622" calcext:value-type="float">
            <text:p>0.167622</text:p>
          </table:table-cell>
          <table:table-cell table:style-name="ce13" table:formula="of:=[.AY13]-[.BA13]" office:value-type="float" office:value="-0.000273999999999996" calcext:value-type="float">
            <text:p>-0.000274</text:p>
          </table:table-cell>
          <table:table-cell table:style-name="ce15" office:value-type="float" office:value="0.167853" calcext:value-type="float">
            <text:p>0.167853</text:p>
          </table:table-cell>
          <table:table-cell table:style-name="ce13" table:formula="of:=[.BA13]-[.BC13]" office:value-type="float" office:value="-0.000231000000000009" calcext:value-type="float">
            <text:p>-0.000231</text:p>
          </table:table-cell>
          <table:table-cell table:style-name="ce15" office:value-type="float" office:value="0.167732" calcext:value-type="float">
            <text:p>0.167732</text:p>
          </table:table-cell>
          <table:table-cell table:style-name="ce13" table:formula="of:=[.BC13]-[.BE13]" office:value-type="float" office:value="0.00012100000000001" calcext:value-type="float">
            <text:p>0.000121</text:p>
          </table:table-cell>
          <table:table-cell table:style-name="ce15" office:value-type="float" office:value="0.167732" calcext:value-type="float">
            <text:p>0.167732</text:p>
          </table:table-cell>
          <table:table-cell table:style-name="ce13" table:formula="of:=[.BE13]-[.BG13]" office:value-type="float" office:value="0" calcext:value-type="float">
            <text:p>0</text:p>
          </table:table-cell>
          <table:table-cell table:style-name="ce15" office:value-type="float" office:value="0.167594" calcext:value-type="float">
            <text:p>0.167594</text:p>
          </table:table-cell>
          <table:table-cell table:style-name="ce13" table:formula="of:=[.BG13]-[.BI13]" office:value-type="float" office:value="0.000137999999999999" calcext:value-type="float">
            <text:p>0.000138</text:p>
          </table:table-cell>
          <table:table-cell/>
          <table:table-cell table:style-name="ce13" table:formula="of:=[.BI13]-[.BK13]" office:value-type="float" office:value="0.167594" calcext:value-type="float">
            <text:p>0.167594</text:p>
          </table:table-cell>
          <table:table-cell table:number-columns-repeated="960"/>
        </table:table-row>
        <table:table-row table:style-name="ro2">
          <table:table-cell table:style-name="ce2" office:value-type="string" calcext:value-type="string">
            <text:p>GradientBoostingRegressor Grid</text:p>
          </table:table-cell>
          <table:table-cell table:style-name="ce6" office:value-type="float" office:value="0.370211" calcext:value-type="float">
            <text:p>0.370211</text:p>
          </table:table-cell>
          <table:table-cell table:style-name="ce11" office:value-type="float" office:value="0.372558" calcext:value-type="float">
            <text:p>0.372558</text:p>
          </table:table-cell>
          <table:table-cell table:style-name="ce13" table:formula="of:=[.B14]-[.C14]" office:value-type="float" office:value="-0.00234700000000004" calcext:value-type="float">
            <text:p>-0.002347</text:p>
          </table:table-cell>
          <table:table-cell table:style-name="ce15" office:value-type="float" office:value="0.369544" calcext:value-type="float">
            <text:p>0.369544</text:p>
          </table:table-cell>
          <table:table-cell table:style-name="ce13" table:formula="of:=[.B14]-[.E14]" office:value-type="float" office:value="0.000666999999999973" calcext:value-type="float">
            <text:p>0.000667</text:p>
          </table:table-cell>
          <table:table-cell table:style-name="ce15" office:value-type="float" office:value="0.369765" calcext:value-type="float">
            <text:p>0.369765</text:p>
          </table:table-cell>
          <table:table-cell table:style-name="ce13" table:formula="of:=[.E14]-[.G14]" office:value-type="float" office:value="-0.000221000000000027" calcext:value-type="float">
            <text:p>-0.000221</text:p>
          </table:table-cell>
          <table:table-cell table:style-name="ce15" office:value-type="float" office:value="0.370039" calcext:value-type="float">
            <text:p>0.370039</text:p>
          </table:table-cell>
          <table:table-cell table:style-name="ce13" table:formula="of:=[.G14]-[.I14]" office:value-type="float" office:value="-0.000273999999999996" calcext:value-type="float">
            <text:p>-0.000274</text:p>
          </table:table-cell>
          <table:table-cell table:style-name="ce15" office:value-type="float" office:value="0.368682" calcext:value-type="float">
            <text:p>0.368682</text:p>
          </table:table-cell>
          <table:table-cell table:style-name="ce13" table:formula="of:=[.I14]-[.K14]" office:value-type="float" office:value="0.001357" calcext:value-type="float">
            <text:p>0.001357</text:p>
          </table:table-cell>
          <table:table-cell table:style-name="ce15" office:value-type="float" office:value="0.370773" calcext:value-type="float">
            <text:p>0.370773</text:p>
          </table:table-cell>
          <table:table-cell table:style-name="ce13" table:formula="of:=[.K14]-[.M14]" office:value-type="float" office:value="-0.00209099999999995" calcext:value-type="float">
            <text:p>-0.002091</text:p>
          </table:table-cell>
          <table:table-cell table:style-name="ce15" office:value-type="float" office:value="0.369755" calcext:value-type="float">
            <text:p>0.369755</text:p>
          </table:table-cell>
          <table:table-cell table:style-name="ce13" table:formula="of:=[.M14]-[.O14]" office:value-type="float" office:value="0.00101799999999996" calcext:value-type="float">
            <text:p>0.001018</text:p>
          </table:table-cell>
          <table:table-cell table:style-name="ce15" office:value-type="float" office:value="0.371408" calcext:value-type="float">
            <text:p>0.371408</text:p>
          </table:table-cell>
          <table:table-cell table:style-name="ce13" table:formula="of:=[.O14]-[.Q14]" office:value-type="float" office:value="-0.00165299999999996" calcext:value-type="float">
            <text:p>-0.001653</text:p>
          </table:table-cell>
          <table:table-cell table:style-name="ce15" office:value-type="float" office:value="0.370478" calcext:value-type="float">
            <text:p>0.370478</text:p>
          </table:table-cell>
          <table:table-cell table:style-name="ce13" table:formula="of:=[.Q14]-[.S14]" office:value-type="float" office:value="0.000929999999999986" calcext:value-type="float">
            <text:p>0.00093</text:p>
          </table:table-cell>
          <table:table-cell table:style-name="ce15" office:value-type="float" office:value="0.369667" calcext:value-type="float">
            <text:p>0.369667</text:p>
          </table:table-cell>
          <table:table-cell table:style-name="ce13" table:formula="of:=[.S14]-[.U14]" office:value-type="float" office:value="0.000811000000000006" calcext:value-type="float">
            <text:p>0.000811</text:p>
          </table:table-cell>
          <table:table-cell table:style-name="ce15" office:value-type="float" office:value="0.370831" calcext:value-type="float">
            <text:p>0.370831</text:p>
          </table:table-cell>
          <table:table-cell table:style-name="ce13" table:formula="of:=[.U14]-[.W14]" office:value-type="float" office:value="-0.001164" calcext:value-type="float">
            <text:p>-0.001164</text:p>
          </table:table-cell>
          <table:table-cell table:style-name="ce15" office:value-type="float" office:value="0.371051" calcext:value-type="float">
            <text:p>0.371051</text:p>
          </table:table-cell>
          <table:table-cell table:style-name="ce13" table:formula="of:=[.W14]-[.Y14]" office:value-type="float" office:value="-0.000219999999999998" calcext:value-type="float">
            <text:p>-0.00022</text:p>
          </table:table-cell>
          <table:table-cell table:style-name="ce15" office:value-type="float" office:value="0.370391" calcext:value-type="float">
            <text:p>0.370391</text:p>
          </table:table-cell>
          <table:table-cell table:style-name="ce13" table:formula="of:=[.Y14]-[.AA14]" office:value-type="float" office:value="0.000659999999999994" calcext:value-type="float">
            <text:p>0.00066</text:p>
          </table:table-cell>
          <table:table-cell table:style-name="ce15" office:value-type="float" office:value="0.366713" calcext:value-type="float">
            <text:p>0.366713</text:p>
          </table:table-cell>
          <table:table-cell table:style-name="ce13" table:formula="of:=[.AA14]-[.AC14]" office:value-type="float" office:value="0.00367800000000001" calcext:value-type="float">
            <text:p>0.003678</text:p>
          </table:table-cell>
          <table:table-cell table:style-name="ce15" office:value-type="float" office:value="0.364875" calcext:value-type="float">
            <text:p>0.364875</text:p>
          </table:table-cell>
          <table:table-cell table:style-name="ce13" table:formula="of:=[.AC14]-[.AE14]" office:value-type="float" office:value="0.00183799999999995" calcext:value-type="float">
            <text:p>0.001838</text:p>
          </table:table-cell>
          <table:table-cell table:style-name="ce15" office:value-type="float" office:value="0.365876" calcext:value-type="float">
            <text:p>0.365876</text:p>
          </table:table-cell>
          <table:table-cell table:style-name="ce13" table:formula="of:=[.AE14]-[.AG14]" office:value-type="float" office:value="-0.00100099999999997" calcext:value-type="float">
            <text:p>-0.001001</text:p>
          </table:table-cell>
          <table:table-cell table:style-name="ce15" office:value-type="float" office:value="0.367264" calcext:value-type="float">
            <text:p>0.367264</text:p>
          </table:table-cell>
          <table:table-cell table:style-name="ce13" table:formula="of:=[.AG14]-[.AI14]" office:value-type="float" office:value="-0.001388" calcext:value-type="float">
            <text:p>-0.001388</text:p>
          </table:table-cell>
          <table:table-cell table:style-name="ce15" office:value-type="float" office:value="0.365408" calcext:value-type="float">
            <text:p>0.365408</text:p>
          </table:table-cell>
          <table:table-cell table:style-name="ce13" table:formula="of:=[.AI14]-[.AK14]" office:value-type="float" office:value="0.00185599999999997" calcext:value-type="float">
            <text:p>0.001856</text:p>
          </table:table-cell>
          <table:table-cell table:style-name="ce15" office:value-type="float" office:value="0.364919" calcext:value-type="float">
            <text:p>0.364919</text:p>
          </table:table-cell>
          <table:table-cell table:style-name="ce13" table:formula="of:=[.AK14]-[.AM14]" office:value-type="float" office:value="0.000489000000000017" calcext:value-type="float">
            <text:p>0.000489</text:p>
          </table:table-cell>
          <table:table-cell table:style-name="ce15" office:value-type="float" office:value="0.3648" calcext:value-type="float">
            <text:p>0.3648</text:p>
          </table:table-cell>
          <table:table-cell table:style-name="ce13" table:formula="of:=[.AM14]-[.AO14]" office:value-type="float" office:value="0.000119000000000036" calcext:value-type="float">
            <text:p>0.000119</text:p>
          </table:table-cell>
          <table:table-cell table:style-name="ce15" office:value-type="float" office:value="0.365123" calcext:value-type="float">
            <text:p>0.365123</text:p>
          </table:table-cell>
          <table:table-cell table:style-name="ce13" table:formula="of:=[.AO14]-[.AQ14]" office:value-type="float" office:value="-0.000323000000000018" calcext:value-type="float">
            <text:p>-0.000323</text:p>
          </table:table-cell>
          <table:table-cell table:style-name="ce15" office:value-type="float" office:value="0.36285" calcext:value-type="float">
            <text:p>0.36285</text:p>
          </table:table-cell>
          <table:table-cell table:style-name="ce13" table:formula="of:=[.AQ14]-[.AS14]" office:value-type="float" office:value="0.00227299999999997" calcext:value-type="float">
            <text:p>0.002273</text:p>
          </table:table-cell>
          <table:table-cell table:style-name="ce15" office:value-type="float" office:value="0.364908" calcext:value-type="float">
            <text:p>0.364908</text:p>
          </table:table-cell>
          <table:table-cell table:style-name="ce13" table:formula="of:=[.AS14]-[.AU14]" office:value-type="float" office:value="-0.002058" calcext:value-type="float">
            <text:p>-0.002058</text:p>
          </table:table-cell>
          <table:table-cell table:style-name="ce15" office:value-type="float" office:value="0.363998" calcext:value-type="float">
            <text:p>0.363998</text:p>
          </table:table-cell>
          <table:table-cell table:style-name="ce13" table:formula="of:=[.AU14]-[.AW14]" office:value-type="float" office:value="0.000910000000000022" calcext:value-type="float">
            <text:p>0.00091</text:p>
          </table:table-cell>
          <table:table-cell table:style-name="ce15" office:value-type="float" office:value="0.363068" calcext:value-type="float">
            <text:p>0.363068</text:p>
          </table:table-cell>
          <table:table-cell table:style-name="ce13" table:formula="of:=[.AW14]-[.AY14]" office:value-type="float" office:value="0.000929999999999986" calcext:value-type="float">
            <text:p>0.00093</text:p>
          </table:table-cell>
          <table:table-cell table:style-name="ce15" office:value-type="float" office:value="0.363618" calcext:value-type="float">
            <text:p>0.363618</text:p>
          </table:table-cell>
          <table:table-cell table:style-name="ce13" table:formula="of:=[.AY14]-[.BA14]" office:value-type="float" office:value="-0.000549999999999995" calcext:value-type="float">
            <text:p>-0.00055</text:p>
          </table:table-cell>
          <table:table-cell table:style-name="ce15" office:value-type="float" office:value="0.36468" calcext:value-type="float">
            <text:p>0.36468</text:p>
          </table:table-cell>
          <table:table-cell table:style-name="ce13" table:formula="of:=[.BA14]-[.BC14]" office:value-type="float" office:value="-0.00106200000000001" calcext:value-type="float">
            <text:p>-0.001062</text:p>
          </table:table-cell>
          <table:table-cell table:style-name="ce15" office:value-type="float" office:value="0.364526" calcext:value-type="float">
            <text:p>0.364526</text:p>
          </table:table-cell>
          <table:table-cell table:style-name="ce13" table:formula="of:=[.BC14]-[.BE14]" office:value-type="float" office:value="0.000154000000000043" calcext:value-type="float">
            <text:p>0.000154</text:p>
          </table:table-cell>
          <table:table-cell table:style-name="ce15" office:value-type="float" office:value="0.364147" calcext:value-type="float">
            <text:p>0.364147</text:p>
          </table:table-cell>
          <table:table-cell table:style-name="ce13" table:formula="of:=[.BE14]-[.BG14]" office:value-type="float" office:value="0.000378999999999963" calcext:value-type="float">
            <text:p>0.000379</text:p>
          </table:table-cell>
          <table:table-cell table:style-name="ce15" office:value-type="float" office:value="0.365174" calcext:value-type="float">
            <text:p>0.365174</text:p>
          </table:table-cell>
          <table:table-cell table:style-name="ce13" table:formula="of:=[.BG14]-[.BI14]" office:value-type="float" office:value="-0.001027" calcext:value-type="float">
            <text:p>-0.001027</text:p>
          </table:table-cell>
          <table:table-cell/>
          <table:table-cell table:style-name="ce13" table:formula="of:=[.BI14]-[.BK14]" office:value-type="float" office:value="0.365174" calcext:value-type="float">
            <text:p>0.365174</text:p>
          </table:table-cell>
          <table:table-cell table:number-columns-repeated="960"/>
        </table:table-row>
        <table:table-row table:style-name="ro2">
          <table:table-cell table:style-name="ce2" office:value-type="string" calcext:value-type="string">
            <text:p>ExtraTreesRegressor</text:p>
          </table:table-cell>
          <table:table-cell table:style-name="ce6" office:value-type="float" office:value="0.150086" calcext:value-type="float">
            <text:p>0.150086</text:p>
          </table:table-cell>
          <table:table-cell table:style-name="ce11" office:value-type="float" office:value="0.152931" calcext:value-type="float">
            <text:p>0.152931</text:p>
          </table:table-cell>
          <table:table-cell table:style-name="ce13" table:formula="of:=[.B15]-[.C15]" office:value-type="float" office:value="-0.00284499999999999" calcext:value-type="float">
            <text:p>-0.002845</text:p>
          </table:table-cell>
          <table:table-cell table:style-name="ce15" office:value-type="float" office:value="0.145196" calcext:value-type="float">
            <text:p>0.145196</text:p>
          </table:table-cell>
          <table:table-cell table:style-name="ce13" table:formula="of:=[.B15]-[.E15]" office:value-type="float" office:value="0.00489000000000001" calcext:value-type="float">
            <text:p>0.00489</text:p>
          </table:table-cell>
          <table:table-cell table:style-name="ce15" office:value-type="float" office:value="0.148579" calcext:value-type="float">
            <text:p>0.148579</text:p>
          </table:table-cell>
          <table:table-cell table:style-name="ce13" table:formula="of:=[.E15]-[.G15]" office:value-type="float" office:value="-0.003383" calcext:value-type="float">
            <text:p>-0.003383</text:p>
          </table:table-cell>
          <table:table-cell table:style-name="ce15" office:value-type="float" office:value="0.146841" calcext:value-type="float">
            <text:p>0.146841</text:p>
          </table:table-cell>
          <table:table-cell table:style-name="ce13" table:formula="of:=[.G15]-[.I15]" office:value-type="float" office:value="0.00173799999999999" calcext:value-type="float">
            <text:p>0.001738</text:p>
          </table:table-cell>
          <table:table-cell table:style-name="ce15" office:value-type="float" office:value="0.147801" calcext:value-type="float">
            <text:p>0.147801</text:p>
          </table:table-cell>
          <table:table-cell table:style-name="ce13" table:formula="of:=[.I15]-[.K15]" office:value-type="float" office:value="-0.000959999999999989" calcext:value-type="float">
            <text:p>-0.00096</text:p>
          </table:table-cell>
          <table:table-cell table:style-name="ce15" office:value-type="float" office:value="0.149015" calcext:value-type="float">
            <text:p>0.149015</text:p>
          </table:table-cell>
          <table:table-cell table:style-name="ce13" table:formula="of:=[.K15]-[.M15]" office:value-type="float" office:value="-0.00121399999999999" calcext:value-type="float">
            <text:p>-0.001214</text:p>
          </table:table-cell>
          <table:table-cell table:style-name="ce15" office:value-type="float" office:value="0.147821" calcext:value-type="float">
            <text:p>0.147821</text:p>
          </table:table-cell>
          <table:table-cell table:style-name="ce13" table:formula="of:=[.M15]-[.O15]" office:value-type="float" office:value="0.001194" calcext:value-type="float">
            <text:p>0.001194</text:p>
          </table:table-cell>
          <table:table-cell table:style-name="ce15" office:value-type="float" office:value="0.146426" calcext:value-type="float">
            <text:p>0.146426</text:p>
          </table:table-cell>
          <table:table-cell table:style-name="ce13" table:formula="of:=[.O15]-[.Q15]" office:value-type="float" office:value="0.00139499999999998" calcext:value-type="float">
            <text:p>0.001395</text:p>
          </table:table-cell>
          <table:table-cell table:style-name="ce15" office:value-type="float" office:value="0.148853" calcext:value-type="float">
            <text:p>0.148853</text:p>
          </table:table-cell>
          <table:table-cell table:style-name="ce13" table:formula="of:=[.Q15]-[.S15]" office:value-type="float" office:value="-0.00242699999999998" calcext:value-type="float">
            <text:p>-0.002427</text:p>
          </table:table-cell>
          <table:table-cell table:style-name="ce15" office:value-type="float" office:value="0.148004" calcext:value-type="float">
            <text:p>0.148004</text:p>
          </table:table-cell>
          <table:table-cell table:style-name="ce13" table:formula="of:=[.S15]-[.U15]" office:value-type="float" office:value="0.000848999999999989" calcext:value-type="float">
            <text:p>0.000849</text:p>
          </table:table-cell>
          <table:table-cell table:style-name="ce15" office:value-type="float" office:value="0.146394" calcext:value-type="float">
            <text:p>0.146394</text:p>
          </table:table-cell>
          <table:table-cell table:style-name="ce13" table:formula="of:=[.U15]-[.W15]" office:value-type="float" office:value="0.00161" calcext:value-type="float">
            <text:p>0.00161</text:p>
          </table:table-cell>
          <table:table-cell table:style-name="ce15" office:value-type="float" office:value="0.147199" calcext:value-type="float">
            <text:p>0.147199</text:p>
          </table:table-cell>
          <table:table-cell table:style-name="ce13" table:formula="of:=[.W15]-[.Y15]" office:value-type="float" office:value="-0.000805" calcext:value-type="float">
            <text:p>-0.000805</text:p>
          </table:table-cell>
          <table:table-cell table:style-name="ce15" office:value-type="float" office:value="0.146752" calcext:value-type="float">
            <text:p>0.146752</text:p>
          </table:table-cell>
          <table:table-cell table:style-name="ce13" table:formula="of:=[.Y15]-[.AA15]" office:value-type="float" office:value="0.000447000000000003" calcext:value-type="float">
            <text:p>0.000447</text:p>
          </table:table-cell>
          <table:table-cell table:style-name="ce15" office:value-type="float" office:value="0.146281" calcext:value-type="float">
            <text:p>0.146281</text:p>
          </table:table-cell>
          <table:table-cell table:style-name="ce13" table:formula="of:=[.AA15]-[.AC15]" office:value-type="float" office:value="0.000470999999999999" calcext:value-type="float">
            <text:p>0.000471</text:p>
          </table:table-cell>
          <table:table-cell table:style-name="ce15" office:value-type="float" office:value="0.145822" calcext:value-type="float">
            <text:p>0.145822</text:p>
          </table:table-cell>
          <table:table-cell table:style-name="ce13" table:formula="of:=[.AC15]-[.AE15]" office:value-type="float" office:value="0.000458999999999987" calcext:value-type="float">
            <text:p>0.000459</text:p>
          </table:table-cell>
          <table:table-cell table:style-name="ce15" office:value-type="float" office:value="0.142056" calcext:value-type="float">
            <text:p>0.142056</text:p>
          </table:table-cell>
          <table:table-cell table:style-name="ce13" table:formula="of:=[.AE15]-[.AG15]" office:value-type="float" office:value="0.00376600000000002" calcext:value-type="float">
            <text:p>0.003766</text:p>
          </table:table-cell>
          <table:table-cell table:style-name="ce15" office:value-type="float" office:value="0.145881" calcext:value-type="float">
            <text:p>0.145881</text:p>
          </table:table-cell>
          <table:table-cell table:style-name="ce13" table:formula="of:=[.AG15]-[.AI15]" office:value-type="float" office:value="-0.00382499999999999" calcext:value-type="float">
            <text:p>-0.003825</text:p>
          </table:table-cell>
          <table:table-cell table:style-name="ce15" office:value-type="float" office:value="0.142368" calcext:value-type="float">
            <text:p>0.142368</text:p>
          </table:table-cell>
          <table:table-cell table:style-name="ce13" table:formula="of:=[.AI15]-[.AK15]" office:value-type="float" office:value="0.00351299999999999" calcext:value-type="float">
            <text:p>0.003513</text:p>
          </table:table-cell>
          <table:table-cell table:style-name="ce15" office:value-type="float" office:value="0.144409" calcext:value-type="float">
            <text:p>0.144409</text:p>
          </table:table-cell>
          <table:table-cell table:style-name="ce13" table:formula="of:=[.AK15]-[.AM15]" office:value-type="float" office:value="-0.00204099999999999" calcext:value-type="float">
            <text:p>-0.002041</text:p>
          </table:table-cell>
          <table:table-cell table:style-name="ce15" office:value-type="float" office:value="0.144588" calcext:value-type="float">
            <text:p>0.144588</text:p>
          </table:table-cell>
          <table:table-cell table:style-name="ce13" table:formula="of:=[.AM15]-[.AO15]" office:value-type="float" office:value="-0.000179000000000012" calcext:value-type="float">
            <text:p>-0.000179</text:p>
          </table:table-cell>
          <table:table-cell table:style-name="ce15" office:value-type="float" office:value="0.144123" calcext:value-type="float">
            <text:p>0.144123</text:p>
          </table:table-cell>
          <table:table-cell table:style-name="ce13" table:formula="of:=[.AO15]-[.AQ15]" office:value-type="float" office:value="0.000464999999999993" calcext:value-type="float">
            <text:p>0.000465</text:p>
          </table:table-cell>
          <table:table-cell table:style-name="ce15" office:value-type="float" office:value="0.145111" calcext:value-type="float">
            <text:p>0.145111</text:p>
          </table:table-cell>
          <table:table-cell table:style-name="ce13" table:formula="of:=[.AQ15]-[.AS15]" office:value-type="float" office:value="-0.000987999999999989" calcext:value-type="float">
            <text:p>-0.000988</text:p>
          </table:table-cell>
          <table:table-cell table:style-name="ce15" office:value-type="float" office:value="0.146812" calcext:value-type="float">
            <text:p>0.146812</text:p>
          </table:table-cell>
          <table:table-cell table:style-name="ce13" table:formula="of:=[.AS15]-[.AU15]" office:value-type="float" office:value="-0.00170100000000001" calcext:value-type="float">
            <text:p>-0.001701</text:p>
          </table:table-cell>
          <table:table-cell table:style-name="ce15" office:value-type="float" office:value="0.142894" calcext:value-type="float">
            <text:p>0.142894</text:p>
          </table:table-cell>
          <table:table-cell table:style-name="ce13" table:formula="of:=[.AU15]-[.AW15]" office:value-type="float" office:value="0.003918" calcext:value-type="float">
            <text:p>0.003918</text:p>
          </table:table-cell>
          <table:table-cell table:style-name="ce15" office:value-type="float" office:value="0.144175" calcext:value-type="float">
            <text:p>0.144175</text:p>
          </table:table-cell>
          <table:table-cell table:style-name="ce13" table:formula="of:=[.AW15]-[.AY15]" office:value-type="float" office:value="-0.001281" calcext:value-type="float">
            <text:p>-0.001281</text:p>
          </table:table-cell>
          <table:table-cell table:style-name="ce15" office:value-type="float" office:value="0.144924" calcext:value-type="float">
            <text:p>0.144924</text:p>
          </table:table-cell>
          <table:table-cell table:style-name="ce13" table:formula="of:=[.AY15]-[.BA15]" office:value-type="float" office:value="-0.000749" calcext:value-type="float">
            <text:p>-0.000749</text:p>
          </table:table-cell>
          <table:table-cell table:style-name="ce15" office:value-type="float" office:value="0.14371" calcext:value-type="float">
            <text:p>0.14371</text:p>
          </table:table-cell>
          <table:table-cell table:style-name="ce13" table:formula="of:=[.BA15]-[.BC15]" office:value-type="float" office:value="0.00121399999999999" calcext:value-type="float">
            <text:p>0.001214</text:p>
          </table:table-cell>
          <table:table-cell table:style-name="ce15" office:value-type="float" office:value="0.14307" calcext:value-type="float">
            <text:p>0.14307</text:p>
          </table:table-cell>
          <table:table-cell table:style-name="ce13" table:formula="of:=[.BC15]-[.BE15]" office:value-type="float" office:value="0.000640000000000002" calcext:value-type="float">
            <text:p>0.00064</text:p>
          </table:table-cell>
          <table:table-cell table:style-name="ce15" office:value-type="float" office:value="0.146622" calcext:value-type="float">
            <text:p>0.146622</text:p>
          </table:table-cell>
          <table:table-cell table:style-name="ce13" table:formula="of:=[.BE15]-[.BG15]" office:value-type="float" office:value="-0.003552" calcext:value-type="float">
            <text:p>-0.003552</text:p>
          </table:table-cell>
          <table:table-cell table:style-name="ce15" office:value-type="float" office:value="0.150106" calcext:value-type="float">
            <text:p>0.150106</text:p>
          </table:table-cell>
          <table:table-cell table:style-name="ce13" table:formula="of:=[.BG15]-[.BI15]" office:value-type="float" office:value="-0.00348399999999999" calcext:value-type="float">
            <text:p>-0.003484</text:p>
          </table:table-cell>
          <table:table-cell/>
          <table:table-cell table:style-name="ce13" table:formula="of:=[.BI15]-[.BK15]" office:value-type="float" office:value="0.150106" calcext:value-type="float">
            <text:p>0.150106</text:p>
          </table:table-cell>
          <table:table-cell table:number-columns-repeated="96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5:Sheet1.D15 Sheet1.F5:Sheet1.F15 Sheet1.H5:Sheet1.H15 Sheet1.J5:Sheet1.J15 Sheet1.L5:Sheet1.L15 Sheet1.N5:Sheet1.N15 Sheet1.P5:Sheet1.P15 Sheet1.R5:Sheet1.R15 Sheet1.T5:Sheet1.T15 Sheet1.V5:Sheet1.V15 Sheet1.X5:Sheet1.X15 Sheet1.Z5:Sheet1.Z15 Sheet1.AB5:Sheet1.AB15 Sheet1.AD5:Sheet1.AD15 Sheet1.AF5:Sheet1.AF15 Sheet1.AH5:Sheet1.AH15 Sheet1.AJ5:Sheet1.AJ15 Sheet1.AL5:Sheet1.AL15 Sheet1.AN5:Sheet1.AN15 Sheet1.AP5:Sheet1.AP15 Sheet1.AR5:Sheet1.AR15 Sheet1.AT5:Sheet1.AT15 Sheet1.AV5:Sheet1.AV15 Sheet1.AX5:Sheet1.AX15 Sheet1.AZ5:Sheet1.AZ15 Sheet1.BB5:Sheet1.BB15 Sheet1.BD5:Sheet1.BD15 Sheet1.BF5:Sheet1.BF15 Sheet1.BH5:Sheet1.BH15 Sheet1.BJ5:Sheet1.BJ15 Sheet1.BL5:Sheet1.BL15">
            <calcext:condition calcext:apply-style-name="Good" calcext:value="&gt;0" calcext:base-cell-address="Sheet1.D5"/>
            <calcext:condition calcext:apply-style-name="Bad" calcext:value="&lt;0" calcext:base-cell-address="Sheet1.D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Calibri" svg:font-family="Calibri" style:font-family-generic="swiss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3" loext:min-decimal-places="3" number:min-integer-digits="1" number:grouping="true"/>
    </number:number-style>
    <number:number-style style:name="N145">
      <number:number number:decimal-places="4" loext:min-decimal-places="4" number:min-integer-digits="1" number:grouping="true"/>
    </number:number-style>
    <number:number-style style:name="N146">
      <number:number number:decimal-places="5" loext:min-decimal-places="5" number:min-integer-digits="1" number:grouping="true"/>
    </number:number-style>
    <number:number-style style:name="N147">
      <number:number number:decimal-places="6" loext:min-decimal-places="6" number:min-integer-digits="1" number:grouping="true"/>
    </number:number-style>
    <number:number-style style:name="N148">
      <number:number number:decimal-places="7" loext:min-decimal-places="7" number:min-integer-digits="1" number:grouping="true"/>
    </number:number-style>
    <number:number-style style:name="N149">
      <number:number number:decimal-places="8" loext:min-decimal-places="8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20-05-07T21:07:47</meta:creation-date>
    <dc:date>2021-05-26T10:42:21.982435962</dc:date>
    <meta:generator>LibreOffice/6.4.7.2$Linux_X86_64 LibreOffice_project/40$Build-2</meta:generator>
    <meta:editing-duration>PT1H49M31S</meta:editing-duration>
    <meta:editing-cycles>16</meta:editing-cycles>
    <meta:document-statistic meta:table-count="1" meta:cell-count="73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